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Noto Mono" svg:font-family="'Noto Mono'"/>
    <style:font-face style:name="Noto Sans CJK TC Regular1" svg:font-family="'Noto Sans CJK TC Regular'"/>
    <style:font-face style:name="Noto Sans CJK TC Thin" svg:font-family="'Noto Sans CJK TC Thin'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Noto Sans Mono" svg:font-family="'Noto Sans Mono'" style:font-family-generic="swiss" style:font-pitch="fixed"/>
    <style:font-face style:name="Actor" svg:font-family="Actor" style:font-pitch="variable"/>
    <style:font-face style:name="Arizonia" svg:font-family="Arizonia" style:font-pitch="variable"/>
    <style:font-face style:name="Carter One" svg:font-family="'Carter One'" style:font-pitch="variable"/>
    <style:font-face style:name="Clicker Script" svg:font-family="'Clicker Script'" style:font-pitch="variable"/>
    <style:font-face style:name="Convergence" svg:font-family="Convergen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gency FB" svg:font-family="'Agency FB'" style:font-family-generic="swiss" style:font-pitch="variable"/>
    <style:font-face style:name="Arial Rounded MT Bold" svg:font-family="'Arial Rounded MT Bold'" style:font-family-generic="swiss" style:font-pitch="variable"/>
    <style:font-face style:name="Noto Sans1" svg:font-family="'Noto Sans'" style:font-family-generic="swiss" style:font-pitch="variable"/>
    <style:font-face style:name="Noto Sans CJK TC1" svg:font-family="'Noto Sans CJK TC'" style:font-family-generic="swiss" style:font-pitch="variable"/>
    <style:font-face style:name="Noto Sans CJK TC Regular" svg:font-family="'Noto Sans CJK TC Regular'" style:font-family-generic="swiss" style:font-pitch="variable"/>
    <style:font-face style:name="Noto Sans2" svg:font-family="'Noto Sans'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  <style:font-face style:name="Noto Sans CJK TC Regular2" svg:font-family="'Noto Sans CJK TC Regular'" style:font-family-generic="modern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gradient" draw:fill-gradient-name="Gradient_20_2" draw:gradient-step-count="64" draw:textarea-horizontal-align="justify" draw:textarea-vertical-align="middle" draw:auto-grow-height="false" fo:min-height="5.75cm" fo:min-width="5.2cm"/>
    </style:style>
    <style:style style:name="gr2" style:family="graphic" style:parent-style-name="standard">
      <style:graphic-properties draw:stroke="none" svg:stroke-color="#3465a4" draw:fill="gradient" draw:fill-gradient-name="gradient" draw:gradient-step-count="64" draw:textarea-horizontal-align="justify" draw:textarea-vertical-align="middle" draw:auto-grow-height="false" fo:min-height="14.85cm" fo:min-width="8.4cm"/>
    </style:style>
    <style:style style:name="gr3" style:family="graphic" style:parent-style-name="standard">
      <style:graphic-properties svg:stroke-width="0.1cm" svg:stroke-color="#333333" draw:marker-start-width="0.35cm" draw:marker-end-width="0.35cm" draw:fill="none" draw:textarea-horizontal-align="justify" draw:textarea-vertical-align="middle" draw:auto-grow-height="false" fo:min-height="1.95cm" fo:min-width="3.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333333" draw:marker-start-width="0.35cm" draw:marker-end-width="0.35cm" draw:fill="solid" draw:fill-color="#ffffff" draw:textarea-horizontal-align="justify" draw:textarea-vertical-align="middle" draw:auto-grow-height="false" fo:min-height="1.05cm" fo:min-width="2.901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333333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draw:stroke="none" svg:stroke-color="#000000" draw:fill="none" draw:fill-color="#ffffff" fo:min-height="0.148cm"/>
    </style:style>
    <style:style style:name="gr8" style:family="graphic" style:parent-style-name="objectwithoutfill">
      <style:graphic-properties draw:stroke="dash" draw:stroke-dash="Fine_20_Dashed" svg:stroke-width="0.1cm" svg:stroke-color="#666666" draw:marker-start-width="0.35cm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054cm"/>
    </style:style>
    <style:style style:name="gr10" style:family="graphic" style:parent-style-name="standard">
      <style:graphic-properties draw:stroke="none" svg:stroke-color="#000000" draw:fill="none" draw:fill-color="#ffffff" fo:min-height="0.153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stroke="none" svg:stroke-color="#000000" draw:fill="none" draw:fill-color="#ffffff" fo:min-height="0.25cm"/>
    </style:style>
    <style:style style:name="gr13" style:family="graphic" style:parent-style-name="standard">
      <style:graphic-properties draw:stroke="none" svg:stroke-color="#000000" draw:fill="none" draw:fill-color="#ffffff" fo:min-height="0.65cm"/>
    </style:style>
    <style:style style:name="gr14" style:family="graphic" style:parent-style-name="standard">
      <style:graphic-properties draw:stroke="none" svg:stroke-color="#000000" draw:fill="none" draw:fill-color="#ffffff" fo:min-height="0cm"/>
    </style:style>
    <style:style style:name="gr15" style:family="graphic" style:parent-style-name="objectwithoutfill">
      <style:graphic-properties svg:stroke-width="0.05cm" svg:stroke-color="#666666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556cm"/>
    </style:style>
    <style:style style:name="gr17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67cm" fo:min-width="4.414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67cm" fo:min-width="4.414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67cm" fo:min-width="4.414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67cm" fo:min-width="4.414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59cm" svg:stroke-color="#808080" draw:marker-end="msArrowEnd_20_5" draw:marker-end-width="0.477cm" draw:marker-end-center="false" draw:stroke-linejoin="miter" draw:fill="none" draw:textarea-vertical-align="top" draw:auto-grow-height="false" fo:min-height="0.375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67cm" fo:min-width="4.414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67cm" fo:min-width="4.41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59cm" svg:stroke-color="#808080" draw:marker-end="msArrowEnd_20_5" draw:marker-end-width="0.477cm" draw:marker-end-center="false" draw:stroke-linejoin="miter" draw:fill="none" draw:textarea-vertical-align="top" draw:auto-grow-height="false" fo:min-height="0.382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59cm" svg:stroke-color="#808080" draw:marker-end="msArrowEnd_20_5" draw:marker-end-width="0.477cm" draw:marker-end-center="false" draw:stroke-linejoin="miter" draw:fill="none" draw:textarea-vertical-align="top" draw:auto-grow-height="false" fo:min-height="0.376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67cm" fo:min-width="4.414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67cm" fo:min-width="4.413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159cm" svg:stroke-color="#808080" draw:marker-end="msArrowEnd_20_5" draw:marker-end-width="0.477cm" draw:marker-end-center="false" draw:stroke-linejoin="miter" draw:fill="none" draw:textarea-vertical-align="top" draw:auto-grow-height="false" fo:min-height="0.383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67cm" fo:min-width="4.414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67cm" fo:min-width="4.413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159cm" svg:stroke-color="#b2b2b2" draw:marker-end="msArrowEnd_20_5" draw:marker-end-width="0.477cm" draw:marker-end-center="false" draw:stroke-linejoin="miter" draw:fill="none" draw:textarea-vertical-align="top" draw:auto-grow-height="false" fo:min-height="0cm" fo:min-width="0.192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.035cm" draw:stroke-linejoin="miter" draw:fill="solid" draw:fill-color="#ff7c80" draw:textarea-vertical-align="middle" draw:auto-grow-height="false" draw:fit-to-size="false" style:shrink-to-fit="false" fo:min-height="1.067cm" fo:min-width="4.414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.035cm" draw:stroke-linejoin="miter" draw:fill="solid" draw:fill-color="#ff7c80" draw:textarea-vertical-align="middle" draw:auto-grow-height="false" draw:fit-to-size="false" style:shrink-to-fit="false" fo:min-height="1.067cm" fo:min-width="4.414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159cm" svg:stroke-color="#b2b2b2" draw:marker-end="msArrowEnd_20_5" draw:marker-end-width="0.477cm" draw:marker-end-center="false" draw:stroke-linejoin="miter" draw:fill="none" draw:textarea-vertical-align="top" draw:auto-grow-height="false" fo:min-height="0cm" fo:min-width="0.209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.035cm" draw:stroke-linejoin="miter" draw:fill="solid" draw:fill-color="#ff7c80" draw:textarea-vertical-align="middle" draw:auto-grow-height="false" draw:fit-to-size="false" style:shrink-to-fit="false" fo:min-height="1.067cm" fo:min-width="4.414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4cm" fo:min-width="4.066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4cm" fo:min-width="4.066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5cm" fo:min-width="4.066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4cm" fo:min-width="4.066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159cm" svg:stroke-color="#808080" draw:marker-end="msArrowEnd_20_5" draw:marker-end-width="0.477cm" draw:marker-end-center="false" draw:stroke-linejoin="miter" draw:fill="none" draw:textarea-vertical-align="top" draw:auto-grow-height="false" fo:min-height="0.37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4cm" fo:min-width="4.066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4cm" fo:min-width="4.066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159cm" svg:stroke-color="#808080" draw:marker-end="msArrowEnd_20_5" draw:marker-end-width="0.477cm" draw:marker-end-center="false" draw:stroke-linejoin="miter" draw:fill="none" draw:textarea-vertical-align="top" draw:auto-grow-height="false" fo:min-height="0.377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159cm" svg:stroke-color="#808080" draw:marker-end="msArrowEnd_20_5" draw:marker-end-width="0.477cm" draw:marker-end-center="false" draw:stroke-linejoin="miter" draw:fill="none" draw:textarea-vertical-align="top" draw:auto-grow-height="false" fo:min-height="0.369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4cm" fo:min-width="4.066cm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5cm" fo:min-width="4.067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5cm" fo:min-width="4.067cm" fo:padding-top="0.125cm" fo:padding-bottom="0.125cm" fo:padding-left="0.25cm" fo:padding-right="0.25cm" fo:wrap-option="wrap"/>
    </style:style>
    <style:style style:name="gr62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4cm" fo:min-width="4.067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159cm" svg:stroke-color="#b2b2b2" draw:marker-end="msArrowEnd_20_5" draw:marker-end-width="0.477cm" draw:marker-end-center="false" draw:stroke-linejoin="miter" draw:fill="none" draw:textarea-vertical-align="top" draw:auto-grow-height="false" fo:min-height="0cm" fo:min-width="0.143cm" fo:padding-top="0.125cm" fo:padding-bottom="0.125cm" fo:padding-left="0.25cm" fo:padding-right="0.25cm" fo:wrap-option="wrap"/>
    </style:style>
    <style:style style:name="gr64" style:family="graphic" style:parent-style-name="standard" style:list-style-name="L2">
      <style:graphic-properties draw:stroke="none" svg:stroke-width="0.035cm" draw:stroke-linejoin="miter" draw:fill="solid" draw:fill-color="#66ff99" draw:textarea-vertical-align="middle" draw:auto-grow-height="false" draw:fit-to-size="false" style:shrink-to-fit="false" fo:min-height="1.055cm" fo:min-width="4.232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159cm" svg:stroke-color="#b2b2b2" draw:marker-end="msArrowEnd_20_5" draw:marker-end-width="0.477cm" draw:marker-end-center="false" draw:stroke-linejoin="miter" draw:fill="none" draw:textarea-vertical-align="top" draw:auto-grow-height="false" fo:min-height="0cm" fo:min-width="0.135cm" fo:padding-top="0.125cm" fo:padding-bottom="0.125cm" fo:padding-left="0.25cm" fo:padding-right="0.25cm" fo:wrap-option="wrap"/>
    </style:style>
    <style:style style:name="gr66" style:family="graphic" style:parent-style-name="standard" style:list-style-name="L2">
      <style:graphic-properties draw:stroke="none" svg:stroke-width="0.035cm" draw:stroke-linejoin="miter" draw:fill="solid" draw:fill-color="#66ff99" draw:textarea-vertical-align="middle" draw:auto-grow-height="false" draw:fit-to-size="false" style:shrink-to-fit="false" fo:min-height="1.054cm" fo:min-width="4.241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159cm" svg:stroke-color="#b2b2b2" draw:marker-end="msArrowEnd_20_5" draw:marker-end-width="0.477cm" draw:marker-end-center="false" draw:stroke-linejoin="miter" draw:fill="none" draw:textarea-vertical-align="top" draw:auto-grow-height="false" fo:min-height="0cm" fo:min-width="0.158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.035cm" draw:stroke-linejoin="miter" draw:fill="solid" draw:fill-color="#66ff99" draw:textarea-vertical-align="middle" draw:auto-grow-height="false" draw:fit-to-size="false" style:shrink-to-fit="false" fo:min-height="1.054cm" fo:min-width="4.217cm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none" svg:stroke-width="0.035cm" draw:stroke-linejoin="miter" draw:fill="solid" draw:fill-color="#66ff99" draw:textarea-vertical-align="middle" draw:auto-grow-height="false" draw:fit-to-size="false" style:shrink-to-fit="false" fo:min-height="1.054cm" fo:min-width="4.217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159cm" svg:stroke-color="#b2b2b2" draw:marker-end="msArrowEnd_20_5" draw:marker-end-width="0.477cm" draw:marker-end-center="false" draw:stroke-linejoin="miter" draw:fill="none" draw:textarea-vertical-align="top" draw:auto-grow-height="false" fo:min-height="0cm" fo:min-width="0.602cm" fo:padding-top="0.125cm" fo:padding-bottom="0.125cm" fo:padding-left="0.25cm" fo:padding-right="0.25cm" fo:wrap-option="wrap"/>
    </style:style>
    <style:style style:name="gr71" style:family="graphic" style:parent-style-name="standard" style:list-style-name="L2">
      <style:graphic-properties draw:stroke="none" svg:stroke-width="0.035cm" draw:stroke-linejoin="miter" draw:fill="solid" draw:fill-color="#66ff99" draw:textarea-vertical-align="middle" draw:auto-grow-height="false" draw:fit-to-size="false" style:shrink-to-fit="false" fo:min-height="1.054cm" fo:min-width="4.217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159cm" svg:stroke-color="#b2b2b2" draw:marker-end="msArrowEnd_20_5" draw:marker-end-width="0.477cm" draw:marker-end-center="false" draw:stroke-linejoin="miter" draw:fill="none" draw:textarea-vertical-align="top" draw:auto-grow-height="false" fo:min-height="0cm" fo:min-width="0.116cm" fo:padding-top="0.125cm" fo:padding-bottom="0.125cm" fo:padding-left="0.25cm" fo:padding-right="0.25cm" fo:wrap-option="wrap"/>
    </style:style>
    <style:style style:name="gr73" style:family="graphic" style:parent-style-name="standard" style:list-style-name="L2">
      <style:graphic-properties draw:stroke="none" svg:stroke-width="0.035cm" draw:stroke-linejoin="miter" draw:fill="solid" draw:fill-color="#66ff99" draw:textarea-vertical-align="middle" draw:auto-grow-height="false" draw:fit-to-size="false" style:shrink-to-fit="false" fo:min-height="1.055cm" fo:min-width="4.217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159cm" svg:stroke-color="#b2b2b2" draw:marker-end="msArrowEnd_20_5" draw:marker-end-width="0.477cm" draw:marker-end-center="false" draw:stroke-linejoin="miter" draw:fill="none" draw:textarea-vertical-align="top" draw:auto-grow-height="false" fo:min-height="0cm" fo:min-width="0.159cm" fo:padding-top="0.125cm" fo:padding-bottom="0.125cm" fo:padding-left="0.25cm" fo:padding-right="0.25cm" fo:wrap-option="wrap"/>
    </style:style>
    <style:style style:name="gr75" style:family="graphic" style:parent-style-name="standard" style:list-style-name="L2">
      <style:graphic-properties draw:stroke="none" svg:stroke-width="0.035cm" draw:stroke-linejoin="miter" draw:fill="solid" draw:fill-color="#66ff99" draw:textarea-vertical-align="middle" draw:auto-grow-height="false" draw:fit-to-size="false" style:shrink-to-fit="false" fo:min-height="1.055cm" fo:min-width="4.679cm" fo:padding-top="0.125cm" fo:padding-bottom="0.125cm" fo:padding-left="0.25cm" fo:padding-right="0.25cm" fo:wrap-option="wrap"/>
    </style:style>
    <style:style style:name="gr76" style:family="graphic" style:parent-style-name="standard" style:list-style-name="L2">
      <style:graphic-properties draw:stroke="none" svg:stroke-width="0.035cm" draw:stroke-linejoin="miter" draw:fill="solid" draw:fill-color="#b4c7dc" draw:textarea-vertical-align="middle" draw:auto-grow-height="false" draw:fit-to-size="false" style:shrink-to-fit="false" fo:min-height="0.811cm" fo:min-width="3.443cm" fo:padding-top="0.125cm" fo:padding-bottom="0.125cm" fo:padding-left="0.25cm" fo:padding-right="0.25cm" fo:wrap-option="wrap"/>
    </style:style>
    <style:style style:name="gr77" style:family="graphic" style:parent-style-name="standard" style:list-style-name="L2">
      <style:graphic-properties draw:stroke="none" svg:stroke-width="0.035cm" draw:stroke-linejoin="miter" draw:fill="solid" draw:fill-color="#b4c7dc" draw:textarea-vertical-align="middle" draw:auto-grow-height="false" draw:fit-to-size="false" style:shrink-to-fit="false" fo:min-height="3.519cm" fo:min-width="3.221cm" fo:padding-top="0.125cm" fo:padding-bottom="0.125cm" fo:padding-left="0.25cm" fo:padding-right="0.25cm" fo:wrap-option="wrap"/>
    </style:style>
    <style:style style:name="gr78" style:family="graphic" style:parent-style-name="standard" style:list-style-name="L2">
      <style:graphic-properties draw:stroke="none" svg:stroke-width="0.035cm" draw:stroke-linejoin="miter" draw:fill="solid" draw:fill-color="#b4c7dc" draw:textarea-vertical-align="middle" draw:auto-grow-height="false" draw:fit-to-size="false" style:shrink-to-fit="false" fo:min-height="2.667cm" fo:min-width="4.749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35cm" svg:stroke-color="#b4c7e7" draw:stroke-linejoin="miter" draw:fill="solid" draw:fill-color="#2f5597" draw:textarea-vertical-align="middle" draw:auto-grow-height="false" draw:fit-to-size="false" style:shrink-to-fit="false" fo:min-height="0.079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35cm" svg:stroke-color="#b4c7e7" draw:stroke-linejoin="miter" draw:fill="solid" draw:fill-color="#2f5597" draw:textarea-vertical-align="middle" draw:auto-grow-height="false" draw:fit-to-size="false" style:shrink-to-fit="false" fo:min-height="0.078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106cm" svg:stroke-color="#b4c7e7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386cm" fo:min-width="4.786cm" fo:padding-top="0.125cm" fo:padding-bottom="0.125cm" fo:padding-left="0.25cm" fo:padding-right="0.25cm" fo:wrap-option="wrap"/>
    </style:style>
    <style:style style:name="gr92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385cm" fo:min-width="4.786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159cm" svg:stroke-color="#bfbfbf" draw:marker-end="msArrowEnd_20_5" draw:marker-end-width="0.477cm" draw:marker-end-center="false" draw:stroke-linejoin="miter" draw:fill="none" draw:textarea-vertical-align="top" draw:auto-grow-height="false" fo:min-height="0.527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386cm" fo:min-width="4.786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159cm" svg:stroke-color="#bfbfbf" draw:marker-end="msArrowEnd_20_5" draw:marker-end-width="0.477cm" draw:marker-end-center="false" draw:stroke-linejoin="miter" draw:fill="none" draw:textarea-vertical-align="top" draw:auto-grow-height="false" fo:min-height="0.536cm" fo:min-width="0cm" fo:padding-top="0.125cm" fo:padding-bottom="0.125cm" fo:padding-left="0.25cm" fo:padding-right="0.25cm" fo:wrap-option="wrap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385cm" fo:min-width="4.786cm" fo:padding-top="0.125cm" fo:padding-bottom="0.125cm" fo:padding-left="0.25cm" fo:padding-right="0.25cm" fo:wrap-option="wrap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159cm" svg:stroke-color="#bfbfbf" draw:marker-end="msArrowEnd_20_5" draw:marker-end-width="0.477cm" draw:marker-end-center="false" draw:stroke-linejoin="miter" draw:fill="none" draw:textarea-vertical-align="top" draw:auto-grow-height="false" fo:min-height="0cm" fo:min-width="4.607cm" fo:padding-top="0.125cm" fo:padding-bottom="0.125cm" fo:padding-left="0.25cm" fo:padding-right="0.25cm" fo:wrap-option="wrap"/>
    </style:style>
    <style:style style:name="gr101" style:family="graphic" style:parent-style-name="standard" style:list-style-name="L2">
      <style:graphic-properties draw:stroke="none" svg:stroke-width="0.035cm" draw:stroke-linejoin="miter" draw:fill="solid" draw:fill-color="#9999ff" draw:textarea-vertical-align="middle" draw:auto-grow-height="false" draw:fit-to-size="false" style:shrink-to-fit="false" fo:min-height="1.386cm" fo:min-width="4.786cm" fo:padding-top="0.125cm" fo:padding-bottom="0.125cm" fo:padding-left="0.25cm" fo:padding-right="0.25cm" fo:wrap-option="wrap"/>
    </style:style>
    <style:style style:name="gr102" style:family="graphic" style:parent-style-name="standard" style:list-style-name="L2">
      <style:graphic-properties draw:stroke="none" svg:stroke-width="0.035cm" draw:stroke-linejoin="miter" draw:fill="solid" draw:fill-color="#9999ff" draw:textarea-vertical-align="middle" draw:auto-grow-height="false" draw:fit-to-size="false" style:shrink-to-fit="false" fo:min-height="1.385cm" fo:min-width="4.786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159cm" svg:stroke-color="#bfbfbf" draw:marker-end="msArrowEnd_20_5" draw:marker-end-width="0.477cm" draw:marker-end-center="false" draw:stroke-linejoin="miter" draw:fill="none" draw:textarea-vertical-align="top" draw:auto-grow-height="false" fo:min-height="1.073cm" fo:min-width="0cm" fo:padding-top="0.125cm" fo:padding-bottom="0.125cm" fo:padding-left="0.25cm" fo:padding-right="0.25cm" fo:wrap-option="wrap"/>
    </style:style>
    <style:style style:name="gr104" style:family="graphic" style:parent-style-name="standard" style:list-style-name="L2">
      <style:graphic-properties draw:stroke="none" svg:stroke-width="0.035cm" draw:stroke-linejoin="miter" draw:fill="solid" draw:fill-color="#9999ff" draw:textarea-vertical-align="middle" draw:auto-grow-height="false" draw:fit-to-size="false" style:shrink-to-fit="false" fo:min-height="1.386cm" fo:min-width="4.786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159cm" svg:stroke-color="#bfbfbf" draw:marker-end="msArrowEnd_20_5" draw:marker-end-width="0.477cm" draw:marker-end-center="false" draw:stroke-linejoin="miter" draw:fill="none" draw:textarea-vertical-align="top" draw:auto-grow-height="false" fo:min-height="2.92cm" fo:min-width="0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159cm" svg:stroke-color="#bfbfbf" draw:marker-end="msArrowEnd_20_5" draw:marker-end-width="0.477cm" draw:marker-end-center="false" draw:stroke-linejoin="miter" draw:fill="none" draw:textarea-vertical-align="top" draw:auto-grow-height="false" fo:min-height="2.392cm" fo:min-width="8.084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159cm" svg:stroke-color="#bfbfbf" draw:marker-end="msArrowEnd_20_5" draw:marker-end-width="0.477cm" draw:marker-end-center="false" draw:stroke-linejoin="miter" draw:fill="none" draw:textarea-vertical-align="top" draw:auto-grow-height="false" fo:min-height="2.163cm" fo:min-width="2.357cm" fo:padding-top="0.125cm" fo:padding-bottom="0.125cm" fo:padding-left="0.25cm" fo:padding-right="0.25cm" fo:wrap-option="wrap"/>
    </style:style>
    <style:style style:name="gr1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159cm" svg:stroke-color="#bfbfbf" draw:marker-end="msArrowEnd_20_5" draw:marker-end-width="0.477cm" draw:marker-end-center="false" draw:stroke-linejoin="miter" draw:fill="none" draw:textarea-vertical-align="top" draw:auto-grow-height="false" fo:min-height="0cm" fo:min-width="4.608cm" fo:padding-top="0.125cm" fo:padding-bottom="0.125cm" fo:padding-left="0.25cm" fo:padding-right="0.25cm" fo:wrap-option="wrap"/>
    </style:style>
    <style:style style:name="gr1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objectwithoutfill">
      <style:graphic-properties svg:stroke-width="0.1cm" svg:stroke-color="#666666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14" style:family="graphic" style:parent-style-name="standard" style:list-style-name="L2">
      <style:graphic-properties draw:stroke="none" svg:stroke-width="0.035cm" draw:stroke-linejoin="miter" draw:fill="solid" draw:fill-color="#77bc65" draw:textarea-vertical-align="middle" draw:auto-grow-height="false" draw:fit-to-size="false" style:shrink-to-fit="false" fo:min-height="0.767cm" fo:min-width="4.749cm" fo:padding-top="0.125cm" fo:padding-bottom="0.125cm" fo:padding-left="0.25cm" fo:padding-right="0.25cm" fo:wrap-option="wrap"/>
    </style:style>
    <style:style style:name="gr115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4cm" fo:min-width="4.066cm" fo:padding-top="0.125cm" fo:padding-bottom="0.125cm" fo:padding-left="0.25cm" fo:padding-right="0.25cm" fo:wrap-option="wrap"/>
    </style:style>
    <style:style style:name="gr116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4cm" fo:min-width="4.066cm" fo:padding-top="0.125cm" fo:padding-bottom="0.125cm" fo:padding-left="0.25cm" fo:padding-right="0.25cm" fo:wrap-option="wrap"/>
    </style:style>
    <style:style style:name="gr117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5cm" fo:min-width="4.066cm" fo:padding-top="0.125cm" fo:padding-bottom="0.125cm" fo:padding-left="0.25cm" fo:padding-right="0.25cm" fo:wrap-option="wrap"/>
    </style:style>
    <style:style style:name="gr118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4cm" fo:min-width="4.066cm" fo:padding-top="0.125cm" fo:padding-bottom="0.125cm" fo:padding-left="0.25cm" fo:padding-right="0.25cm" fo:wrap-option="wrap"/>
    </style:style>
    <style:style style:name="gr119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4cm" fo:min-width="4.066cm" fo:padding-top="0.125cm" fo:padding-bottom="0.125cm" fo:padding-left="0.25cm" fo:padding-right="0.25cm" fo:wrap-option="wrap"/>
    </style:style>
    <style:style style:name="gr120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4cm" fo:min-width="4.066cm" fo:padding-top="0.125cm" fo:padding-bottom="0.125cm" fo:padding-left="0.25cm" fo:padding-right="0.25cm" fo:wrap-option="wrap"/>
    </style:style>
    <style:style style:name="gr121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4cm" fo:min-width="4.066cm" fo:padding-top="0.125cm" fo:padding-bottom="0.125cm" fo:padding-left="0.25cm" fo:padding-right="0.25cm" fo:wrap-option="wrap"/>
    </style:style>
    <style:style style:name="gr122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5cm" fo:min-width="4.067cm" fo:padding-top="0.125cm" fo:padding-bottom="0.125cm" fo:padding-left="0.25cm" fo:padding-right="0.25cm" fo:wrap-option="wrap"/>
    </style:style>
    <style:style style:name="gr1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0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5cm" fo:min-width="4.067cm" fo:padding-top="0.125cm" fo:padding-bottom="0.125cm" fo:padding-left="0.25cm" fo:padding-right="0.25cm" fo:wrap-option="wrap"/>
    </style:style>
    <style:style style:name="gr131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054cm" fo:min-width="4.067cm" fo:padding-top="0.125cm" fo:padding-bottom="0.125cm" fo:padding-left="0.25cm" fo:padding-right="0.25cm" fo:wrap-option="wrap"/>
    </style:style>
    <style:style style:name="gr132" style:family="graphic" style:parent-style-name="standard" style:list-style-name="L2">
      <style:graphic-properties draw:stroke="none" svg:stroke-width="0.035cm" draw:stroke-linejoin="miter" draw:fill="solid" draw:fill-color="#ffb66c" draw:textarea-vertical-align="middle" draw:auto-grow-height="false" draw:fit-to-size="false" style:shrink-to-fit="false" fo:min-height="1.055cm" fo:min-width="3.678cm" fo:padding-top="0.125cm" fo:padding-bottom="0.125cm" fo:padding-left="0.25cm" fo:padding-right="0.25cm" fo:wrap-option="wrap"/>
    </style:style>
    <style:style style:name="gr133" style:family="graphic" style:parent-style-name="standard" style:list-style-name="L2">
      <style:graphic-properties draw:stroke="none" svg:stroke-width="0.035cm" draw:stroke-linejoin="miter" draw:fill="solid" draw:fill-color="#ffb66c" draw:textarea-vertical-align="middle" draw:auto-grow-height="false" draw:fit-to-size="false" style:shrink-to-fit="false" fo:min-height="1.055cm" fo:min-width="3.678cm" fo:padding-top="0.125cm" fo:padding-bottom="0.125cm" fo:padding-left="0.25cm" fo:padding-right="0.25cm" fo:wrap-option="wrap"/>
    </style:style>
    <style:style style:name="gr134" style:family="graphic" style:parent-style-name="standard" style:list-style-name="L2">
      <style:graphic-properties draw:stroke="none" svg:stroke-width="0.035cm" draw:stroke-linejoin="miter" draw:fill="solid" draw:fill-color="#ffb66c" draw:textarea-vertical-align="middle" draw:auto-grow-height="false" draw:fit-to-size="false" style:shrink-to-fit="false" fo:min-height="1.055cm" fo:min-width="3.678cm" fo:padding-top="0.125cm" fo:padding-bottom="0.125cm" fo:padding-left="0.25cm" fo:padding-right="0.25cm" fo:wrap-option="wrap"/>
    </style:style>
    <style:style style:name="gr135" style:family="graphic" style:parent-style-name="standard" style:list-style-name="L2">
      <style:graphic-properties draw:stroke="none" svg:stroke-width="0.035cm" draw:stroke-linejoin="miter" draw:fill="solid" draw:fill-color="#ffcccc" draw:textarea-vertical-align="middle" draw:auto-grow-height="false" draw:fit-to-size="false" style:shrink-to-fit="false" fo:min-height="3.888cm" fo:min-width="8.601cm" fo:padding-top="0.125cm" fo:padding-bottom="0.125cm" fo:padding-left="0.25cm" fo:padding-right="0.25cm" fo:wrap-option="wrap"/>
    </style:style>
    <style:style style:name="gr136" style:family="graphic" style:parent-style-name="standard" style:list-style-name="L2">
      <style:graphic-properties draw:stroke="none" svg:stroke-width="0.035cm" draw:stroke-linejoin="miter" draw:fill="solid" draw:fill-color="#c5e0b4" draw:textarea-vertical-align="middle" draw:auto-grow-height="false" draw:fit-to-size="false" style:shrink-to-fit="false" fo:min-height="8.819cm" fo:min-width="8.601cm" fo:padding-top="0.125cm" fo:padding-bottom="0.125cm" fo:padding-left="0.25cm" fo:padding-right="0.25cm" fo:wrap-option="wrap"/>
    </style:style>
    <style:style style:name="gr137" style:family="graphic" style:parent-style-name="standard" style:list-style-name="L2">
      <style:graphic-properties draw:stroke="none" svg:stroke-width="0.035cm" draw:stroke-linejoin="miter" draw:fill="solid" draw:fill-color="#9dc3e6" draw:textarea-vertical-align="middle" draw:auto-grow-height="false" draw:fit-to-size="false" style:shrink-to-fit="false" fo:min-height="1.421cm" fo:min-width="4.346cm" fo:padding-top="0.125cm" fo:padding-bottom="0.125cm" fo:padding-left="0.25cm" fo:padding-right="0.25cm" fo:wrap-option="wrap"/>
    </style:style>
    <style:style style:name="gr138" style:family="graphic" style:parent-style-name="standard" style:list-style-name="L2">
      <style:graphic-properties draw:stroke="none" svg:stroke-width="0.035cm" draw:stroke-linejoin="miter" draw:fill="solid" draw:fill-color="#9dc3e6" draw:textarea-vertical-align="middle" draw:auto-grow-height="false" draw:fit-to-size="false" style:shrink-to-fit="false" fo:min-height="1.421cm" fo:min-width="4.346cm" fo:padding-top="0.125cm" fo:padding-bottom="0.125cm" fo:padding-left="0.25cm" fo:padding-right="0.25cm" fo:wrap-option="wrap"/>
    </style:style>
    <style:style style:name="gr139" style:family="graphic" style:parent-style-name="standard" style:list-style-name="L2">
      <style:graphic-properties draw:stroke="none" svg:stroke-width="0.035cm" draw:stroke-linejoin="miter" draw:fill="solid" draw:fill-color="#9dc3e6" draw:textarea-vertical-align="middle" draw:auto-grow-height="false" draw:fit-to-size="false" style:shrink-to-fit="false" fo:min-height="1.421cm" fo:min-width="4.346cm" fo:padding-top="0.125cm" fo:padding-bottom="0.125cm" fo:padding-left="0.25cm" fo:padding-right="0.25cm" fo:wrap-option="wrap"/>
    </style:style>
    <style:style style:name="gr140" style:family="graphic" style:parent-style-name="standard" style:list-style-name="L2">
      <style:graphic-properties draw:stroke="none" svg:stroke-width="0.035cm" draw:stroke-linejoin="miter" draw:fill="solid" draw:fill-color="#9dc3e6" draw:textarea-vertical-align="middle" draw:auto-grow-height="false" draw:fit-to-size="false" style:shrink-to-fit="false" fo:min-height="1.421cm" fo:min-width="4.346cm" fo:padding-top="0.125cm" fo:padding-bottom="0.125cm" fo:padding-left="0.25cm" fo:padding-right="0.25cm" fo:wrap-option="wrap"/>
    </style:style>
    <style:style style:name="gr141" style:family="graphic" style:parent-style-name="standard" style:list-style-name="L2">
      <style:graphic-properties draw:stroke="none" svg:stroke-width="0.035cm" draw:stroke-linejoin="miter" draw:fill="solid" draw:fill-color="#9dc3e6" draw:textarea-vertical-align="middle" draw:auto-grow-height="false" draw:fit-to-size="false" style:shrink-to-fit="false" fo:min-height="1.421cm" fo:min-width="4.346cm" fo:padding-top="0.125cm" fo:padding-bottom="0.125cm" fo:padding-left="0.25cm" fo:padding-right="0.25cm" fo:wrap-option="wrap"/>
    </style:style>
    <style:style style:name="gr142" style:family="graphic" style:parent-style-name="standard" style:list-style-name="L2">
      <style:graphic-properties draw:stroke="none" svg:stroke-width="0.035cm" draw:stroke-linejoin="miter" draw:fill="solid" draw:fill-color="#9dc3e6" draw:textarea-vertical-align="middle" draw:auto-grow-height="false" draw:fit-to-size="false" style:shrink-to-fit="false" fo:min-height="1.422cm" fo:min-width="4.346cm" fo:padding-top="0.125cm" fo:padding-bottom="0.125cm" fo:padding-left="0.25cm" fo:padding-right="0.25cm" fo:wrap-option="wrap"/>
    </style:style>
    <style:style style:name="gr143" style:family="graphic" style:parent-style-name="standard">
      <style:graphic-properties draw:stroke="solid" svg:stroke-width="0.159cm" svg:stroke-color="#262626" draw:marker-end="msArrowEnd_20_5" draw:marker-end-width="0.477cm" draw:marker-end-center="false" draw:stroke-linejoin="miter" draw:fill="none" draw:textarea-vertical-align="top" draw:auto-grow-height="false" fo:min-height="0.544cm" fo:min-width="0cm" fo:padding-top="0.125cm" fo:padding-bottom="0.125cm" fo:padding-left="0.25cm" fo:padding-right="0.25cm" fo:wrap-option="wrap"/>
    </style:style>
    <style:style style:name="gr144" style:family="graphic" style:parent-style-name="standard">
      <style:graphic-properties draw:stroke="solid" svg:stroke-width="0.159cm" svg:stroke-color="#bfbfbf" draw:marker-end="msArrowEnd_20_5" draw:marker-end-width="0.477cm" draw:marker-end-center="false" draw:stroke-linejoin="miter" draw:fill="none" draw:textarea-vertical-align="top" draw:auto-grow-height="false" fo:min-height="0.544cm" fo:min-width="0cm" fo:padding-top="0.125cm" fo:padding-bottom="0.125cm" fo:padding-left="0.25cm" fo:padding-right="0.25cm" fo:wrap-option="wrap"/>
    </style:style>
    <style:style style:name="gr145" style:family="graphic" style:parent-style-name="standard" style:list-style-name="L2">
      <style:graphic-properties draw:stroke="none" svg:stroke-width="0.035cm" draw:stroke-linejoin="miter" draw:fill="solid" draw:fill-color="#c5e0b4" draw:textarea-vertical-align="middle" draw:auto-grow-height="false" draw:fit-to-size="false" style:shrink-to-fit="false" fo:min-height="8.851cm" fo:min-width="8.362cm" fo:padding-top="0.125cm" fo:padding-bottom="0.125cm" fo:padding-left="0.25cm" fo:padding-right="0.25cm" fo:wrap-option="wrap"/>
    </style:style>
    <style:style style:name="gr146" style:family="graphic" style:parent-style-name="standard" style:list-style-name="L2">
      <style:graphic-properties draw:stroke="none" svg:stroke-width="0.035cm" draw:stroke-linejoin="miter" draw:fill="solid" draw:fill-color="#9dc3e6" draw:textarea-vertical-align="middle" draw:auto-grow-height="false" draw:fit-to-size="false" style:shrink-to-fit="false" fo:min-height="1.427cm" fo:min-width="4.219cm" fo:padding-top="0.125cm" fo:padding-bottom="0.125cm" fo:padding-left="0.25cm" fo:padding-right="0.25cm" fo:wrap-option="wrap"/>
    </style:style>
    <style:style style:name="gr147" style:family="graphic" style:parent-style-name="standard" style:list-style-name="L2">
      <style:graphic-properties draw:stroke="none" svg:stroke-width="0.035cm" draw:stroke-linejoin="miter" draw:fill="solid" draw:fill-color="#9dc3e6" draw:textarea-vertical-align="middle" draw:auto-grow-height="false" draw:fit-to-size="false" style:shrink-to-fit="false" fo:min-height="1.427cm" fo:min-width="4.219cm" fo:padding-top="0.125cm" fo:padding-bottom="0.125cm" fo:padding-left="0.25cm" fo:padding-right="0.25cm" fo:wrap-option="wrap"/>
    </style:style>
    <style:style style:name="gr148" style:family="graphic" style:parent-style-name="standard" style:list-style-name="L2">
      <style:graphic-properties draw:stroke="none" svg:stroke-width="0.035cm" draw:stroke-linejoin="miter" draw:fill="solid" draw:fill-color="#9dc3e6" draw:textarea-vertical-align="middle" draw:auto-grow-height="false" draw:fit-to-size="false" style:shrink-to-fit="false" fo:min-height="1.427cm" fo:min-width="4.219cm" fo:padding-top="0.125cm" fo:padding-bottom="0.125cm" fo:padding-left="0.25cm" fo:padding-right="0.25cm" fo:wrap-option="wrap"/>
    </style:style>
    <style:style style:name="gr149" style:family="graphic" style:parent-style-name="standard" style:list-style-name="L2">
      <style:graphic-properties draw:stroke="none" svg:stroke-width="0.035cm" draw:stroke-linejoin="miter" draw:fill="solid" draw:fill-color="#9dc3e6" draw:textarea-vertical-align="middle" draw:auto-grow-height="false" draw:fit-to-size="false" style:shrink-to-fit="false" fo:min-height="1.427cm" fo:min-width="4.219cm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solid" svg:stroke-width="0.159cm" svg:stroke-color="#262626" draw:marker-end="msArrowEnd_20_5" draw:marker-end-width="0.477cm" draw:marker-end-center="false" draw:stroke-linejoin="miter" draw:fill="none" draw:textarea-vertical-align="top" draw:auto-grow-height="false" fo:min-height="0.546cm" fo:min-width="0cm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solid" svg:stroke-width="0.159cm" svg:stroke-color="#262626" draw:marker-end="msArrowEnd_20_5" draw:marker-end-width="0.477cm" draw:marker-end-center="false" draw:stroke-linejoin="miter" draw:fill="none" draw:textarea-vertical-align="top" draw:auto-grow-height="false" fo:min-height="0.547cm" fo:min-width="0cm" fo:padding-top="0.125cm" fo:padding-bottom="0.125cm" fo:padding-left="0.25cm" fo:padding-right="0.25cm" fo:wrap-option="wrap"/>
    </style:style>
    <style:style style:name="gr152" style:family="graphic" style:parent-style-name="standard" style:list-style-name="L3">
      <style:graphic-properties draw:stroke="none" svg:stroke-width="0.035cm" draw:stroke-linejoin="miter" draw:fill="solid" draw:fill-color="#1f4e79" draw:textarea-vertical-align="middle" draw:auto-grow-height="false" draw:fit-to-size="false" style:shrink-to-fit="false" fo:min-height="1.427cm" fo:min-width="12.747cm" fo:padding-top="0.125cm" fo:padding-bottom="0.125cm" fo:padding-left="0.25cm" fo:padding-right="0.25cm" fo:wrap-option="wrap"/>
    </style:style>
    <style:style style:name="gr153" style:family="graphic" style:parent-style-name="standard" style:list-style-name="L3">
      <style:graphic-properties draw:stroke="none" svg:stroke-width="0.035cm" draw:stroke-linejoin="miter" draw:fill="solid" draw:fill-color="#1f4e79" draw:textarea-vertical-align="middle" draw:auto-grow-height="false" draw:fit-to-size="false" style:shrink-to-fit="false" fo:min-height="1.427cm" fo:min-width="12.747cm" fo:padding-top="0.125cm" fo:padding-bottom="0.125cm" fo:padding-left="0.25cm" fo:padding-right="0.25cm" fo:wrap-option="wrap"/>
    </style:style>
    <style:style style:name="gr154" style:family="graphic" style:parent-style-name="standard" style:list-style-name="L3">
      <style:graphic-properties draw:stroke="none" svg:stroke-width="0.035cm" draw:stroke-linejoin="miter" draw:fill="solid" draw:fill-color="#1f4e79" draw:textarea-vertical-align="middle" draw:auto-grow-height="false" draw:fit-to-size="false" style:shrink-to-fit="false" fo:min-height="1.427cm" fo:min-width="12.747cm" fo:padding-top="0.125cm" fo:padding-bottom="0.125cm" fo:padding-left="0.25cm" fo:padding-right="0.25cm" fo:wrap-option="wrap"/>
    </style:style>
    <style:style style:name="gr155" style:family="graphic" style:parent-style-name="standard" style:list-style-name="L3">
      <style:graphic-properties draw:stroke="none" svg:stroke-width="0.035cm" draw:stroke-linejoin="miter" draw:fill="solid" draw:fill-color="#1f4e79" draw:textarea-vertical-align="middle" draw:auto-grow-height="false" draw:fit-to-size="false" style:shrink-to-fit="false" fo:min-height="1.427cm" fo:min-width="12.747cm" fo:padding-top="0.125cm" fo:padding-bottom="0.125cm" fo:padding-left="0.25cm" fo:padding-right="0.25cm" fo:wrap-option="wrap"/>
    </style:style>
    <style:style style:name="gr156" style:family="graphic" style:parent-style-name="standard" style:list-style-name="L2">
      <style:graphic-properties draw:stroke="none" svg:stroke-width="0.035cm" draw:stroke-linejoin="miter" draw:fill="solid" draw:fill-color="#ffcccc" draw:textarea-vertical-align="middle" draw:auto-grow-height="false" draw:fit-to-size="false" style:shrink-to-fit="false" fo:min-height="3.751cm" fo:min-width="8.322cm" fo:padding-top="0.125cm" fo:padding-bottom="0.125cm" fo:padding-left="0.25cm" fo:padding-right="0.25cm" fo:wrap-option="wrap"/>
    </style:style>
    <style:style style:name="gr157" style:family="graphic" style:parent-style-name="standard" style:list-style-name="L2">
      <style:graphic-properties draw:stroke="none" svg:stroke-width="0.035cm" draw:stroke-linejoin="miter" draw:fill="solid" draw:fill-color="#9dc3e6" draw:textarea-vertical-align="middle" draw:auto-grow-height="false" draw:fit-to-size="false" style:shrink-to-fit="false" fo:min-height="1.366cm" fo:min-width="4.197cm" fo:padding-top="0.125cm" fo:padding-bottom="0.125cm" fo:padding-left="0.25cm" fo:padding-right="0.25cm" fo:wrap-option="wrap"/>
    </style:style>
    <style:style style:name="gr158" style:family="graphic" style:parent-style-name="standard" style:list-style-name="L2">
      <style:graphic-properties draw:stroke="none" svg:stroke-width="0.035cm" draw:stroke-linejoin="miter" draw:fill="solid" draw:fill-color="#9dc3e6" draw:textarea-vertical-align="middle" draw:auto-grow-height="false" draw:fit-to-size="false" style:shrink-to-fit="false" fo:min-height="1.366cm" fo:min-width="4.197cm" fo:padding-top="0.125cm" fo:padding-bottom="0.125cm" fo:padding-left="0.25cm" fo:padding-right="0.25cm" fo:wrap-option="wrap"/>
    </style:style>
    <style:style style:name="gr159" style:family="graphic" style:parent-style-name="standard">
      <style:graphic-properties draw:stroke="solid" svg:stroke-width="0.159cm" svg:stroke-color="#262626" draw:marker-end="msArrowEnd_20_5" draw:marker-end-width="0.477cm" draw:marker-end-center="false" draw:stroke-linejoin="miter" draw:fill="none" draw:textarea-vertical-align="top" draw:auto-grow-height="false" fo:min-height="0.517cm" fo:min-width="0cm" fo:padding-top="0.125cm" fo:padding-bottom="0.125cm" fo:padding-left="0.25cm" fo:padding-right="0.25cm" fo:wrap-option="wrap"/>
    </style:style>
    <style:style style:name="gr160" style:family="graphic" style:parent-style-name="standard" style:list-style-name="L3">
      <style:graphic-properties draw:stroke="none" svg:stroke-width="0.035cm" draw:stroke-linejoin="miter" draw:fill="solid" draw:fill-color="#1f4e79" draw:textarea-vertical-align="middle" draw:auto-grow-height="false" draw:fit-to-size="false" style:shrink-to-fit="false" fo:min-height="1.366cm" fo:min-width="12.687cm" fo:padding-top="0.125cm" fo:padding-bottom="0.125cm" fo:padding-left="0.25cm" fo:padding-right="0.25cm" fo:wrap-option="wrap"/>
    </style:style>
    <style:style style:name="gr161" style:family="graphic" style:parent-style-name="standard" style:list-style-name="L3">
      <style:graphic-properties draw:stroke="none" svg:stroke-width="0.035cm" draw:stroke-linejoin="miter" draw:fill="solid" draw:fill-color="#1f4e79" draw:textarea-vertical-align="middle" draw:auto-grow-height="false" draw:fit-to-size="false" style:shrink-to-fit="false" fo:min-height="1.366cm" fo:min-width="12.687cm" fo:padding-top="0.125cm" fo:padding-bottom="0.125cm" fo:padding-left="0.25cm" fo:padding-right="0.25cm" fo:wrap-option="wrap"/>
    </style:style>
    <style:style style:name="gr162" style:family="graphic" style:parent-style-name="standard">
      <style:graphic-properties draw:stroke="none" svg:stroke-width="0.035cm" draw:stroke-linejoin="miter" draw:fill="solid" draw:fill-color="#fff2cc" draw:textarea-vertical-align="middle" draw:auto-grow-height="false" draw:fit-to-size="false" style:shrink-to-fit="false" fo:min-height="8.553cm" fo:min-width="11.116cm" fo:padding-top="0.125cm" fo:padding-bottom="0.125cm" fo:padding-left="0.25cm" fo:padding-right="0.25cm" fo:wrap-option="wrap"/>
    </style:style>
    <style:style style:name="gr163" style:family="graphic" style:parent-style-name="standard" style:list-style-name="L6">
      <style:graphic-properties draw:stroke="none" svg:stroke-width="0.035cm" draw:stroke-linejoin="miter" draw:fill="solid" draw:fill-color="#e2f0d9" draw:textarea-vertical-align="middle" draw:auto-grow-height="false" draw:fit-to-size="false" style:shrink-to-fit="false" fo:min-height="8.553cm" fo:min-width="8.106cm" fo:padding-top="0.125cm" fo:padding-bottom="0.125cm" fo:padding-left="0.25cm" fo:padding-right="0.25cm" fo:wrap-option="wrap"/>
    </style:style>
    <style:style style:name="gr164" style:family="graphic" style:parent-style-name="standard" style:list-style-name="L6">
      <style:graphic-properties draw:stroke="none" svg:stroke-width="0.035cm" draw:stroke-linejoin="miter" draw:fill="solid" draw:fill-color="#bdd7ee" draw:textarea-vertical-align="middle" draw:auto-grow-height="false" draw:fit-to-size="false" style:shrink-to-fit="false" fo:min-height="1.372cm" fo:min-width="4.082cm" fo:padding-top="0.125cm" fo:padding-bottom="0.125cm" fo:padding-left="0.25cm" fo:padding-right="0.25cm" fo:wrap-option="wrap"/>
    </style:style>
    <style:style style:name="gr165" style:family="graphic" style:parent-style-name="standard" style:list-style-name="L2">
      <style:graphic-properties draw:stroke="none" svg:stroke-width="0.035cm" draw:stroke-linejoin="miter" draw:fill="solid" draw:fill-color="#9dc3e6" draw:textarea-vertical-align="middle" draw:auto-grow-height="false" draw:fit-to-size="false" style:shrink-to-fit="false" fo:min-height="1.372cm" fo:min-width="4.082cm" fo:padding-top="0.125cm" fo:padding-bottom="0.125cm" fo:padding-left="0.25cm" fo:padding-right="0.25cm" fo:wrap-option="wrap"/>
    </style:style>
    <style:style style:name="gr166" style:family="graphic" style:parent-style-name="standard" style:list-style-name="L6">
      <style:graphic-properties draw:stroke="none" svg:stroke-width="0.035cm" draw:stroke-linejoin="miter" draw:fill="solid" draw:fill-color="#bdd7ee" draw:textarea-vertical-align="middle" draw:auto-grow-height="false" draw:fit-to-size="false" style:shrink-to-fit="false" fo:min-height="1.372cm" fo:min-width="4.082cm" fo:padding-top="0.125cm" fo:padding-bottom="0.125cm" fo:padding-left="0.25cm" fo:padding-right="0.25cm" fo:wrap-option="wrap"/>
    </style:style>
    <style:style style:name="gr167" style:family="graphic" style:parent-style-name="standard" style:list-style-name="L6">
      <style:graphic-properties draw:stroke="none" svg:stroke-width="0.035cm" draw:stroke-linejoin="miter" draw:fill="solid" draw:fill-color="#bdd7ee" draw:textarea-vertical-align="middle" draw:auto-grow-height="false" draw:fit-to-size="false" style:shrink-to-fit="false" fo:min-height="1.372cm" fo:min-width="4.082cm" fo:padding-top="0.125cm" fo:padding-bottom="0.125cm" fo:padding-left="0.25cm" fo:padding-right="0.25cm" fo:wrap-option="wrap"/>
    </style:style>
    <style:style style:name="gr168" style:family="graphic" style:parent-style-name="standard">
      <style:graphic-properties draw:stroke="solid" svg:stroke-width="0.159cm" svg:stroke-color="#262626" draw:marker-end="msArrowEnd_20_5" draw:marker-end-width="0.477cm" draw:marker-end-center="false" draw:stroke-linejoin="miter" draw:fill="none" draw:textarea-vertical-align="top" draw:auto-grow-height="false" fo:min-height="0.52cm" fo:min-width="0cm" fo:padding-top="0.125cm" fo:padding-bottom="0.125cm" fo:padding-left="0.25cm" fo:padding-right="0.25cm" fo:wrap-option="wrap"/>
    </style:style>
    <style:style style:name="gr169" style:family="graphic" style:parent-style-name="standard">
      <style:graphic-properties draw:stroke="solid" svg:stroke-width="0.159cm" svg:stroke-color="#262626" draw:marker-end="msArrowEnd_20_5" draw:marker-end-width="0.477cm" draw:marker-end-center="false" draw:stroke-linejoin="miter" draw:fill="none" draw:textarea-vertical-align="top" draw:auto-grow-height="false" fo:min-height="0.521cm" fo:min-width="0cm" fo:padding-top="0.125cm" fo:padding-bottom="0.125cm" fo:padding-left="0.25cm" fo:padding-right="0.25cm" fo:wrap-option="wrap"/>
    </style:style>
    <style:style style:name="gr170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372cm" fo:min-width="4.742cm" fo:padding-top="0.125cm" fo:padding-bottom="0.125cm" fo:padding-left="0.25cm" fo:padding-right="0.25cm" fo:wrap-option="wrap"/>
    </style:style>
    <style:style style:name="gr171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372cm" fo:min-width="4.742cm" fo:padding-top="0.125cm" fo:padding-bottom="0.125cm" fo:padding-left="0.25cm" fo:padding-right="0.25cm" fo:wrap-option="wrap"/>
    </style:style>
    <style:style style:name="gr172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372cm" fo:min-width="4.742cm" fo:padding-top="0.125cm" fo:padding-bottom="0.125cm" fo:padding-left="0.25cm" fo:padding-right="0.25cm" fo:wrap-option="wrap"/>
    </style:style>
    <style:style style:name="gr173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372cm" fo:min-width="4.743cm" fo:padding-top="0.125cm" fo:padding-bottom="0.125cm" fo:padding-left="0.25cm" fo:padding-right="0.25cm" fo:wrap-option="wrap"/>
    </style:style>
    <style:style style:name="gr174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1.145cm" fo:min-width="8.303cm" fo:padding-top="0.125cm" fo:padding-bottom="0.125cm" fo:padding-left="0.25cm" fo:padding-right="0.25cm" fo:wrap-option="wrap"/>
    </style:style>
    <style:style style:name="gr175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372cm" fo:min-width="4.743cm" fo:padding-top="0.125cm" fo:padding-bottom="0.125cm" fo:padding-left="0.25cm" fo:padding-right="0.25cm" fo:wrap-option="wrap"/>
    </style:style>
    <style:style style:name="gr176" style:family="graphic" style:parent-style-name="standard" style:list-style-name="L2">
      <style:graphic-properties draw:stroke="none" svg:stroke-width="0.035cm" draw:stroke-linejoin="miter" draw:fill="solid" draw:fill-color="#ffd966" draw:textarea-vertical-align="middle" draw:auto-grow-height="false" draw:fit-to-size="false" style:shrink-to-fit="false" fo:min-height="1.372cm" fo:min-width="4.743cm" fo:padding-top="0.125cm" fo:padding-bottom="0.125cm" fo:padding-left="0.25cm" fo:padding-right="0.25cm" fo:wrap-option="wrap"/>
    </style:style>
    <style:style style:name="gr177" style:family="graphic" style:parent-style-name="standard">
      <style:graphic-properties draw:stroke="solid" svg:stroke-width="0.159cm" svg:stroke-color="#262626" draw:marker-end="msArrowEnd_20_5" draw:marker-end-width="0.477cm" draw:marker-end-center="false" draw:stroke-linejoin="miter" draw:fill="none" draw:textarea-vertical-align="top" draw:auto-grow-height="false" fo:min-height="0.529cm" fo:min-width="0cm" fo:padding-top="0.125cm" fo:padding-bottom="0.125cm" fo:padding-left="0.25cm" fo:padding-right="0.25cm" fo:wrap-option="wrap"/>
    </style:style>
    <style:style style:name="gr178" style:family="graphic" style:parent-style-name="standard" style:list-style-name="L5">
      <style:graphic-properties draw:stroke="none" svg:stroke-width="0cm" draw:fill="solid" draw:fill-color="#262626" draw:textarea-vertical-align="top" draw:auto-grow-height="false" draw:fit-to-size="false" style:shrink-to-fit="false" fo:min-height="5.45cm" fo:min-width="9.187cm" fo:padding-top="0.125cm" fo:padding-bottom="0.125cm" fo:padding-left="0.25cm" fo:padding-right="0.25cm" fo:wrap-option="wrap"/>
    </style:style>
    <style:style style:name="gr179" style:family="graphic" style:parent-style-name="standard" style:list-style-name="L8">
      <style:graphic-properties draw:stroke="none" svg:stroke-width="0.071cm" draw:fill="solid" draw:fill-color="#1482ac" draw:textarea-vertical-align="middle" draw:auto-grow-height="false" draw:fit-to-size="false" style:shrink-to-fit="false" fo:min-height="2.734cm" fo:min-width="2.598cm" fo:padding-top="0.125cm" fo:padding-bottom="0.125cm" fo:padding-left="0.25cm" fo:padding-right="0.25cm" fo:wrap-option="wrap"/>
    </style:style>
    <style:style style:name="gr180" style:family="graphic" style:parent-style-name="standard" style:list-style-name="L8">
      <style:graphic-properties draw:stroke="none" svg:stroke-width="0.071cm" draw:fill="solid" draw:fill-color="#487b78" draw:textarea-vertical-align="middle" draw:auto-grow-height="false" draw:fit-to-size="false" style:shrink-to-fit="false" fo:min-height="2.734cm" fo:min-width="2.598cm" fo:padding-top="0.125cm" fo:padding-bottom="0.125cm" fo:padding-left="0.25cm" fo:padding-right="0.25cm" fo:wrap-option="wrap"/>
    </style:style>
    <style:style style:name="gr181" style:family="graphic" style:parent-style-name="standard">
      <style:graphic-properties draw:stroke="solid" svg:stroke-width="0.212cm" svg:stroke-color="#404040" draw:marker-end="msArrowEnd_20_5" draw:marker-end-width="0.636cm" draw:marker-end-center="false" draw:stroke-linejoin="round" draw:fill="none" draw:textarea-vertical-align="top" draw:auto-grow-height="false" fo:min-height="1.248cm" fo:min-width="4.675cm" fo:padding-top="0.125cm" fo:padding-bottom="0.125cm" fo:padding-left="0.25cm" fo:padding-right="0.25cm" fo:wrap-option="wrap"/>
    </style:style>
    <style:style style:name="gr182" style:family="graphic" style:parent-style-name="standard" style:list-style-name="L8">
      <style:graphic-properties draw:stroke="none" svg:stroke-width="0.071cm" draw:fill="solid" draw:fill-color="#ed7c2f" draw:textarea-vertical-align="middle" draw:auto-grow-height="false" draw:fit-to-size="false" style:shrink-to-fit="false" fo:min-height="1.86cm" fo:min-width="1.691cm" fo:padding-top="0.125cm" fo:padding-bottom="0.125cm" fo:padding-left="0.25cm" fo:padding-right="0.25cm" fo:wrap-option="wrap"/>
    </style:style>
    <style:style style:name="gr183" style:family="graphic" style:parent-style-name="standard">
      <style:graphic-properties draw:stroke="solid" svg:stroke-width="0.212cm" svg:stroke-color="#404040" draw:marker-end="msArrowEnd_20_5" draw:marker-end-width="0.636cm" draw:marker-end-center="false" draw:stroke-linejoin="round" draw:fill="none" draw:textarea-vertical-align="top" draw:auto-grow-height="false" fo:min-height="1.251cm" fo:min-width="4.676cm" fo:padding-top="0.125cm" fo:padding-bottom="0.125cm" fo:padding-left="0.25cm" fo:padding-right="0.25cm" fo:wrap-option="wrap"/>
    </style:style>
    <style:style style:name="gr184" style:family="graphic" style:parent-style-name="standard" style:list-style-name="L5">
      <style:graphic-properties draw:stroke="none" svg:stroke-width="0cm" draw:fill="solid" draw:fill-color="#262626" draw:textarea-vertical-align="top" draw:auto-grow-height="false" draw:fit-to-size="false" style:shrink-to-fit="false" fo:min-height="0.614cm" fo:min-width="5.825cm" fo:padding-top="0.125cm" fo:padding-bottom="0.125cm" fo:padding-left="0.25cm" fo:padding-right="0.25cm" fo:wrap-option="no-wrap"/>
    </style:style>
    <style:style style:name="gr185" style:family="graphic" style:parent-style-name="standard" style:list-style-name="L5">
      <style:graphic-properties draw:stroke="none" svg:stroke-width="0cm" draw:fill="solid" draw:fill-color="#262626" draw:textarea-vertical-align="top" draw:auto-grow-height="false" draw:fit-to-size="false" style:shrink-to-fit="false" fo:min-height="0.614cm" fo:min-width="5.825cm" fo:padding-top="0.125cm" fo:padding-bottom="0.125cm" fo:padding-left="0.25cm" fo:padding-right="0.25cm" fo:wrap-option="no-wrap"/>
    </style:style>
    <style:style style:name="P1" style:family="paragraph">
      <loext:graphic-properties draw:fill="gradient" draw:fill-gradient-name="Gradient_20_2" draw:gradient-step-count="64"/>
      <style:paragraph-properties fo:text-align="center"/>
    </style:style>
    <style:style style:name="P2" style:family="paragraph">
      <loext:graphic-properties draw:fill="gradient" draw:fill-gradient-name="gradient" draw:gradient-step-count="6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ffff"/>
      <style:paragraph-properties fo:text-align="start"/>
    </style:style>
    <style:style style:name="P7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solid" draw:fill-color="#ffffff"/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style:font-name="Noto Sans CJK TC1" fo:font-style="italic" style:font-style-asian="italic" style:font-style-complex="italic"/>
    </style:style>
    <style:style style:name="P11" style:family="paragraph">
      <loext:graphic-properties draw:fill="none" draw:fill-color="#ffffff"/>
      <style:text-properties style:font-name="Noto Sans CJK TC1" fo:font-style="italic" style:font-style-asian="italic" style:font-style-complex="italic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text-properties style:font-name="Noto Sans1" fo:font-style="italic" fo:font-weight="bold" style:font-style-asian="italic" style:font-style-complex="italic"/>
    </style:style>
    <style:style style:name="P14" style:family="paragraph">
      <loext:graphic-properties draw:fill="none" draw:fill-color="#ffffff"/>
      <style:text-properties style:font-name="Noto Sans1" fo:font-style="italic" fo:font-weight="bold" style:font-style-asian="italic" style:font-style-complex="italic"/>
    </style:style>
    <style:style style:name="P15" style:family="paragraph">
      <style:text-properties fo:color="#333333" style:font-name="Noto Sans Mono" fo:font-size="20pt" style:font-size-asian="20pt" style:font-size-complex="20pt"/>
    </style:style>
    <style:style style:name="P16" style:family="paragraph">
      <loext:graphic-properties draw:fill="none" draw:fill-color="#ffffff"/>
      <style:text-properties fo:color="#333333" style:font-name="Noto Sans Mono" fo:font-size="20pt" style:font-size-asian="20pt" style:font-size-complex="20pt"/>
    </style:style>
    <style:style style:name="P17" style:family="paragraph">
      <style:text-properties fo:font-size="14pt" fo:font-style="italic" style:font-size-asian="14pt" style:font-style-asian="italic" style:font-size-complex="14pt" style:font-style-complex="italic"/>
    </style:style>
    <style:style style:name="P18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19" style:family="paragraph">
      <style:text-properties fo:font-size="14pt" fo:font-style="italic" style:font-size-asian="14pt" style:font-size-complex="14pt"/>
    </style:style>
    <style:style style:name="P20" style:family="paragraph">
      <loext:graphic-properties draw:fill="none" draw:fill-color="#ffffff"/>
      <style:text-properties fo:font-size="14pt" fo:font-style="italic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solid" draw:fill-color="#ffd9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23" style:family="paragraph">
      <loext:graphic-properties draw:fill="none"/>
      <style:paragraph-properties fo:text-align="start"/>
      <style:text-properties fo:color="#333333" fo:font-size="18pt" style:font-size-asian="13pt" style:font-size-complex="13pt"/>
    </style:style>
    <style:style style:name="P24" style:family="paragraph">
      <loext:graphic-properties draw:fill="none"/>
      <style:paragraph-properties fo:text-align="start"/>
      <style:text-properties fo:font-size="18pt" style:font-size-asian="13pt" style:font-size-complex="13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333333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33333" fo:font-size="13pt" style:font-size-asian="13pt" style:font-size-complex="13pt" fo:hyphenate="false"/>
    </style:style>
    <style:style style:name="P27" style:family="paragraph">
      <loext:graphic-properties draw:fill="solid" draw:fill-color="#ff7c8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28" style:family="paragraph">
      <loext:graphic-properties draw:fill="solid" draw:fill-color="#ffd9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29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30" style:family="paragraph">
      <loext:graphic-properties draw:fill="none"/>
      <style:paragraph-properties fo:text-align="start"/>
      <style:text-properties fo:color="#333333" fo:font-size="13pt" style:font-size-asian="13pt" style:font-size-complex="13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33333" fo:font-size="12pt" style:font-size-asian="12pt" style:font-size-complex="12pt" fo:hyphenate="false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6pt" style:font-size-complex="16pt" fo:hyphenate="false"/>
    </style:style>
    <style:style style:name="P34" style:family="paragraph">
      <loext:graphic-properties draw:fill="solid" draw:fill-color="#66ff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36" style:family="paragraph">
      <loext:graphic-properties draw:fill="solid" draw:fill-color="#66ff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hyphenate="false"/>
    </style:style>
    <style:style style:name="P38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hyphenate="false"/>
    </style:style>
    <style:style style:name="P39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41" style:family="paragraph">
      <loext:graphic-properties draw:fill="solid" draw:fill-color="#2f5597"/>
      <style:paragraph-properties fo:text-align="start" style:font-independent-line-spacing="true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333333" fo:font-size="14p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33333" fo:font-size="14pt" fo:hyphenate="false"/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333333" fo:font-size="12pt" style:font-size-asian="12pt" style:font-size-complex="12pt" fo:hyphenate="false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333333" fo:font-size="12pt" style:font-size-asian="12pt" style:font-size-complex="12pt" fo:hyphenate="false"/>
    </style:style>
    <style:style style:name="P4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333333"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333333" fo:font-size="18pt" fo:hyphenate="false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333333" fo:font-size="12pt" fo:hyphenate="false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33333" fo:font-size="16pt" style:font-size-asian="26pt" style:font-size-complex="26pt" fo:hyphenate="false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33333" fo:font-size="14pt" style:font-size-asian="14pt" style:font-size-complex="14pt" fo:hyphenate="false"/>
    </style:style>
    <style:style style:name="P5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1c1c1c"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1c1c1c" fo:font-size="16pt" style:font-size-asian="16pt" style:font-size-complex="16pt" fo:hyphenate="false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333333" fo:font-size="14pt" style:font-size-asian="14pt" style:font-size-complex="14pt" fo:hyphenate="false"/>
    </style:style>
    <style:style style:name="P5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333333" fo:font-size="12pt" style:font-size-asian="12pt" style:font-size-complex="12pt" fo:hyphenate="false"/>
    </style:style>
    <style:style style:name="P55" style:family="paragraph">
      <loext:graphic-properties draw:fill="solid" draw:fill-color="#ffd9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56" style:family="paragraph">
      <loext:graphic-properties draw:fill="none"/>
      <style:paragraph-properties fo:text-align="start"/>
      <style:text-properties fo:color="#333333" fo:font-size="18pt" style:font-size-asian="14pt" style:font-size-complex="14pt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333333" fo:font-size="16pt" fo:hyphenate="false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33333" fo:font-size="16pt" style:font-size-asian="13pt" style:font-size-complex="13pt" fo:hyphenate="false"/>
    </style:style>
    <style:style style:name="P5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333333" fo:font-size="16pt" style:font-size-asian="18pt" style:font-size-complex="18pt" fo:hyphenate="false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33333" fo:font-size="16pt" style:font-size-asian="18pt" style:font-size-complex="18pt" fo:hyphenate="false"/>
    </style:style>
    <style:style style:name="P61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62" style:family="paragraph">
      <loext:graphic-properties draw:fill="solid" draw:fill-color="#9999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63" style:family="paragraph">
      <loext:graphic-properties draw:fill="none"/>
      <style:paragraph-properties fo:text-align="start"/>
      <style:text-properties fo:color="#333333" fo:font-size="18pt"/>
    </style:style>
    <style:style style:name="P64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6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Carter One" fo:font-size="14pt" style:font-size-asian="14pt" style:font-size-complex="14pt" fo:hyphenate="false"/>
    </style:style>
    <style:style style:name="P66" style:family="paragraph">
      <loext:graphic-properties draw:fill="solid" draw:fill-color="#ffb66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rter One" fo:font-size="14pt" style:font-size-asian="14pt" style:font-size-complex="14pt" fo:hyphenate="false"/>
    </style:style>
    <style:style style:name="P6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Noto Sans CJK TC1" fo:font-size="20pt" style:font-size-asian="20pt" style:font-size-complex="20pt" fo:hyphenate="false"/>
    </style:style>
    <style:style style:name="P68" style:family="paragraph">
      <loext:graphic-properties draw:fill="solid" draw:fill-color="#ffcccc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Noto Sans CJK TC1" fo:font-size="20pt" style:font-size-asian="20pt" style:font-size-complex="20pt" fo:hyphenate="false"/>
    </style:style>
    <style:style style:name="P6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Noto Sans CJK TC1" fo:font-size="18pt" style:font-size-asian="18pt" style:font-size-complex="18pt" fo:hyphenate="false"/>
    </style:style>
    <style:style style:name="P70" style:family="paragraph">
      <loext:graphic-properties draw:fill="solid" draw:fill-color="#c5e0b4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Noto Sans CJK TC1" fo:font-size="18pt" style:font-size-asian="18pt" style:font-size-complex="18pt" fo:hyphenate="false"/>
    </style:style>
    <style:style style:name="P7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Noto Sans CJK TC1" fo:font-size="18pt" fo:hyphenate="false"/>
    </style:style>
    <style:style style:name="P72" style:family="paragraph">
      <loext:graphic-properties draw:fill="solid" draw:fill-color="#9dc3e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Noto Sans CJK TC1" fo:font-size="18pt" fo:hyphenate="false"/>
    </style:style>
    <style:style style:name="P73" style:family="paragraph">
      <loext:graphic-properties draw:fill="none"/>
      <style:paragraph-properties fo:text-align="start"/>
      <style:text-properties style:font-name="Noto Sans CJK TC1" fo:font-size="18pt"/>
    </style:style>
    <style:style style:name="P7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style:font-size-asian="20pt" style:font-size-complex="20pt" fo:hyphenate="false"/>
    </style:style>
    <style:style style:name="P75" style:family="paragraph">
      <loext:graphic-properties draw:fill="solid" draw:fill-color="#c5e0b4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76" style:family="paragraph">
      <loext:graphic-properties draw:fill="solid" draw:fill-color="#9dc3e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77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78" style:family="paragraph">
      <loext:graphic-properties draw:fill="solid" draw:fill-color="#1f4e7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79" style:family="paragraph">
      <loext:graphic-properties draw:fill="solid" draw:fill-color="#ffcccc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80" style:family="paragraph">
      <loext:graphic-properties draw:fill="solid" draw:fill-color="#fff2cc"/>
      <style:paragraph-properties fo:text-align="start" style:font-independent-line-spacing="true"/>
      <style:text-properties fo:font-size="14pt" style:font-size-asian="14pt" style:font-size-complex="14pt"/>
    </style:style>
    <style:style style:name="P8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82" style:family="paragraph">
      <loext:graphic-properties draw:fill="solid" draw:fill-color="#e2f0d9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3" style:family="paragraph">
      <loext:graphic-properties draw:fill="solid" draw:fill-color="#bdd7e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4" style:family="paragraph">
      <loext:graphic-properties draw:fill="solid" draw:fill-color="#9dc3e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5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8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87" style:family="paragraph">
      <loext:graphic-properties draw:fill="solid" draw:fill-color="#262626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8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fo:font-weight="bold" fo:hyphenate="false"/>
    </style:style>
    <style:style style:name="P89" style:family="paragraph">
      <loext:graphic-properties draw:fill="solid" draw:fill-color="#1482a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fo:font-weight="bold" style:font-size-asian="20pt" style:font-size-complex="20pt" fo:hyphenate="false"/>
    </style:style>
    <style:style style:name="P90" style:family="paragraph">
      <loext:graphic-properties draw:fill="solid" draw:fill-color="#487b7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fo:font-weight="bold" style:font-size-asian="20pt" style:font-size-complex="20pt" fo:hyphenate="false"/>
    </style:style>
    <style:style style:name="P9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20pt" style:font-size-complex="20pt" fo:hyphenate="false"/>
    </style:style>
    <style:style style:name="P92" style:family="paragraph">
      <loext:graphic-properties draw:fill="solid" draw:fill-color="#ed7c2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TC" style:font-size-asian="18pt" style:font-style-asian="normal" style:font-weight-asian="normal" style:font-name-complex="Noto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TC" style:font-size-asian="14pt" style:font-style-asian="normal" style:font-weight-asian="normal" style:font-name-complex="Noto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TC" style:font-size-asian="16pt" style:font-style-asian="normal" style:font-weight-asian="normal" style:font-name-complex="Noto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TC" style:font-size-asian="13pt" style:font-style-asian="normal" style:font-weight-asian="normal" style:font-name-complex="Noto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font-name="Noto Sans CJK TC1"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color="#333333" style:font-name="Noto Sans Mono" fo:font-size="20pt" style:font-size-asian="20pt" style:font-size-complex="20pt"/>
    </style:style>
    <style:style style:name="T11" style:family="text">
      <style:text-properties fo:font-variant="normal" fo:text-transform="none" fo:color="#262626" style:text-line-through-style="none" style:text-line-through-type="none" style:text-position="0% 100%" style:font-name="Agency FB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 Rounded MT Bol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333333" style:text-line-through-style="none" style:text-line-through-type="none" style:text-position="0% 100%" style:font-name="Arial Rounded MT Bol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262626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262626" style:text-line-through-style="none" style:text-line-through-type="none" style:text-position="0% 100%" style:font-name="Agency FB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 Rounded MT Bold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variant="normal" fo:text-transform="none" fo:color="#262626" style:text-line-through-style="none" style:text-line-through-type="none" style:text-position="0% 100%" style:font-name="Consola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262626" style:text-line-through-style="none" style:text-line-through-type="none" style:text-position="0% 100%" style:font-name="Consolas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262626" style:text-line-through-style="none" style:text-line-through-type="none" style:text-position="0% 100%" style:font-name="Consola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Consola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Consolas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333333" style:text-line-through-style="none" style:text-line-through-type="none" style:text-position="0% 100%" style:font-name="Consola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333333" style:text-line-through-style="none" style:text-line-through-type="none" style:text-position="0% 100%" style:font-name="Consolas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variant="normal" fo:text-transform="none" fo:color="#333333" style:text-line-through-style="none" style:text-line-through-type="none" style:text-position="0% 100%" style:font-name="Noto Sans CJK TC Regular" fo:font-size="16pt" fo:letter-spacing="normal" fo:font-style="normal" style:text-underline-style="none" fo:font-weight="normal" style:font-name-asian="Noto Sans CJK TC Regular2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Noto Sans CJK TC Regular" fo:font-size="14pt" fo:letter-spacing="normal" fo:font-style="normal" style:text-underline-style="none" fo:font-weight="normal" style:font-name-asian="Noto Sans CJK TC Regular2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Noto Sans CJK TC Regular" fo:font-size="16pt" fo:letter-spacing="normal" fo:font-style="normal" style:text-underline-style="none" fo:font-weight="normal" style:font-name-asian="Noto Sans CJK TC Regular2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333333" style:text-line-through-style="none" style:text-line-through-type="none" style:text-position="0% 100%" style:font-name="Noto Sans CJK TC Regular" fo:font-size="14pt" fo:letter-spacing="normal" fo:font-style="normal" style:text-underline-style="none" fo:font-weight="normal" style:font-name-asian="Noto Sans CJK TC Regular2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Noto Sans CJK TC Regular" fo:letter-spacing="normal" fo:font-style="normal" style:text-underline-style="none" fo:font-weight="normal" style:font-name-asian="Noto Sans CJK TC Regular2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333333" style:text-line-through-style="none" style:text-line-through-type="none" style:text-position="0% 100%" style:font-name="Noto Sans CJK TC Regular" fo:font-size="12pt" fo:letter-spacing="normal" fo:font-style="normal" style:text-underline-style="none" fo:font-weight="normal" style:font-name-asian="Noto Sans CJK TC Regular2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262626" style:text-line-through-style="none" style:text-line-through-type="none" style:text-position="0% 100%" style:font-name="Agency FB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Arial Rounded MT Bold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333333" style:text-line-through-style="none" style:text-line-through-type="none" style:text-position="0% 100%" style:font-name="Arial Rounded MT Bold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Arial Rounded MT Bol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333333" style:text-line-through-style="none" style:text-line-through-type="none" style:text-position="0% 100%" style:font-name="Arial Rounded MT Bol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262626" style:text-line-through-style="none" style:text-line-through-type="none" style:text-position="0% 100%" style:font-name="Consola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262626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262626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262626" style:text-line-through-style="none" style:text-line-through-type="none" style:text-position="0% 100%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262626" style:text-line-through-style="none" style:text-line-through-type="none" style:text-position="0% 100%" style:font-name="Agency FB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1" style:family="text">
      <style:text-properties fo:font-variant="normal" fo:text-transform="none" fo:color="#d9d9d9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808080" style:text-line-through-style="none" style:text-line-through-type="none" style:text-position="0% 100%" style:font-name="Agency FB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262626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262626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font-variant="normal" fo:text-transform="none" fo:color="#f2f2f2" style:text-line-through-style="none" style:text-line-through-type="none" style:text-position="0% 100%" style:font-name="Noto Mono" fo:font-size="18pt" fo:letter-spacing="normal" fo:font-style="normal" style:text-underline-style="none" fo:font-weight="normal" style:font-name-asian="Noto Mono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Noto Sans CJK TC Thin" fo:font-size="22pt" fo:letter-spacing="normal" fo:font-style="normal" style:text-underline-style="none" style:font-name-asian="Noto Sans CJK TC Thin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Noto Sans CJK TC Regular1" fo:font-size="22pt" fo:letter-spacing="normal" fo:font-style="italic" style:text-underline-style="none" fo:font-weight="normal" style:font-name-asian="Noto Sans CJK TC Regular1" style:font-size-asian="22pt" style:font-style-asian="italic" style:font-weight-asian="normal" style:font-name-complex="DejaVu Sans" style:font-size-complex="2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5.7cm" svg:height="6cm" svg:x="15.1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9cm" svg:height="15.1cm" svg:x="6.2cm" svg:y="1.7cm">
          <text:p/>
          <draw:enhanced-geometry svg:viewBox="0 0 21600 21600" draw:type="rectangle" draw:enhanced-path="M 0 0 L 21600 0 21600 21600 0 21600 0 0 Z N"/>
        </draw:custom-shape>
        <draw:g xml:id="id2" draw:id="id2">
          <draw:custom-shape draw:style-name="gr3" draw:text-style-name="P4" draw:layer="layout" svg:width="4.1cm" svg:height="2.3cm" svg:x="9.6cm" svg:y="3.3cm">
            <text:p text:style-name="P3">Any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.5cm" svg:height="1.4cm" svg:x="8.1cm" svg:y="2.6cm">
            <text:p text:style-name="P5"><text:span text:style-name="T1">DataType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4" draw:layer="layout" svg:width="4.1cm" svg:height="2.3cm" svg:x="17cm" svg:y="2.9cm">
            <text:p text:style-name="P3"><text:span text:style-name="T2">Bit </text:span><text:span text:style-name="T3">[</text:span><text:span text:style-name="T4">value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3.5cm" svg:height="1.4cm" svg:x="15.5cm" svg:y="2.2cm">
            <text:p text:style-name="P3"><text:span text:style-name="T5">Tag </text:span><text:span text:style-name="T6">[</text:span><text:span text:style-name="T7">type]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4" draw:layer="layout" svg:width="4.1cm" svg:height="2.3cm" svg:x="9.6cm" svg:y="7.9cm">
            <text:p text:style-name="P3">Integer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3.5cm" svg:height="1.4cm" svg:x="8.1cm" svg:y="7.2cm">
            <text:p text:style-name="P5"><text:span text:style-name="T1">DataType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 xml:id="id1" draw:id="id1">
          <draw:custom-shape draw:style-name="gr3" draw:text-style-name="P4" draw:layer="layout" svg:width="4.1cm" svg:height="2.3cm" svg:x="2.8cm" svg:y="7.9cm">
            <text:p text:style-name="P3">DataType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3.5cm" svg:height="1.4cm" svg:x="1.3cm" svg:y="7.2cm">
            <text:p text:style-name="P5"><text:span text:style-name="T1">DataType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4" draw:layer="layout" svg:width="4.1cm" svg:height="2.3cm" svg:x="9.6cm" svg:y="12.6cm">
            <text:p text:style-name="P3">Int64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3.5cm" svg:height="1.4cm" svg:x="8.1cm" svg:y="11.9cm">
            <text:p text:style-name="P5"><text:span text:style-name="T1">DataType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5" draw:text-style-name="P9" draw:layer="layout" svg:x1="9.3cm" svg:y1="9.7cm" svg:x2="7.1cm" svg:y2="9.7cm">
          <text:p/>
        </draw:line>
        <draw:line draw:style-name="gr5" draw:text-style-name="P9" draw:layer="layout" svg:x1="11.7cm" svg:y1="12.2cm" svg:x2="11.7cm" svg:y2="10.5cm">
          <text:p/>
        </draw:line>
        <draw:line draw:style-name="gr5" draw:text-style-name="P9" draw:layer="layout" svg:x1="11.7cm" svg:y1="6.5cm" svg:x2="11.7cm" svg:y2="5.826cm">
          <text:p/>
        </draw:line>
        <draw:frame draw:style-name="gr6" draw:text-style-name="P11" draw:layer="layout" svg:width="2cm" svg:height="0.963cm" svg:x="7.2cm" svg:y="8.7cm">
          <draw:text-box>
            <text:p text:style-name="P10"><text:span text:style-name="T8">typeof</text:span></text:p>
          </draw:text-box>
        </draw:frame>
        <draw:frame draw:style-name="gr7" draw:text-style-name="P11" draw:layer="layout" svg:width="2.9cm" svg:height="0.963cm" svg:x="11.8cm" svg:y="11.002cm">
          <draw:text-box>
            <text:p text:style-name="P10"><text:span text:style-name="T8">supertype</text:span></text:p>
          </draw:text-box>
        </draw:frame>
        <draw:frame draw:style-name="gr7" draw:text-style-name="P11" draw:layer="layout" svg:width="2.9cm" svg:height="0.963cm" svg:x="11.8cm" svg:y="6.403cm">
          <draw:text-box>
            <text:p text:style-name="P10"><text:span text:style-name="T8">supertype</text:span></text:p>
          </draw:text-box>
        </draw:frame>
        <draw:frame draw:style-name="gr7" draw:text-style-name="P11" draw:layer="layout" svg:width="2.9cm" svg:height="0.963cm" svg:x="8.1cm" svg:y="0.337cm">
          <draw:text-box>
            <text:p text:style-name="P10"><text:span text:style-name="T8">supertype</text:span></text:p>
          </draw:text-box>
        </draw:frame>
        <draw:line draw:style-name="gr5" draw:text-style-name="P9" draw:layer="layout" svg:x1="16.113cm" svg:y1="14.295cm" svg:x2="13.913cm" svg:y2="14.295cm">
          <text:p/>
        </draw:line>
        <draw:frame draw:style-name="gr6" draw:text-style-name="P11" draw:layer="layout" svg:width="2cm" svg:height="0.963cm" svg:x="14.013cm" svg:y="13.295cm">
          <draw:text-box>
            <text:p text:style-name="P10"><text:span text:style-name="T8">typeof</text:span></text:p>
          </draw:text-box>
        </draw:frame>
        <draw:frame draw:style-name="gr6" draw:text-style-name="P11" draw:layer="layout" svg:width="2cm" svg:height="0.963cm" svg:x="1.6cm" svg:y="4.901cm">
          <draw:text-box>
            <text:p text:style-name="P10"><text:span text:style-name="T8">typeof</text:span></text:p>
          </draw:text-box>
        </draw:frame>
        <draw:connector draw:style-name="gr5" draw:text-style-name="P9" draw:layer="layout" draw:type="curve" draw:line-skew="0cm -0.544cm" svg:x1="1.3cm" svg:y1="8.7cm" svg:x2="4.1cm" svg:y2="7.2cm" draw:start-shape="id1" draw:start-glue-point="3" draw:end-shape="id1" draw:end-glue-point="0" svg:d="M1300 8700c-825 0-688-1298 218-2083s2582-1058 2582 583" svg:viewBox="0 0 3348 2706">
          <text:p/>
        </draw:connector>
        <draw:connector draw:style-name="gr5" draw:text-style-name="P9" draw:layer="layout" draw:type="curve" draw:line-skew="0cm -0.544cm" svg:x1="8.1cm" svg:y1="4.1cm" svg:x2="10.9cm" svg:y2="2.6cm" draw:start-shape="id2" draw:start-glue-point="3" draw:end-shape="id2" draw:end-glue-point="0" svg:d="M8100 4100c-826 0-688-1298 218-2083s2582-1058 2582 583" svg:viewBox="0 0 3348 2706">
          <text:p/>
        </draw:connector>
        <draw:line draw:style-name="gr5" draw:text-style-name="P9" draw:layer="layout" svg:x1="8.9cm" svg:y1="14.1cm" svg:x2="4.8cm" svg:y2="10.7cm">
          <text:p/>
        </draw:line>
        <draw:frame draw:style-name="gr6" draw:text-style-name="P11" draw:layer="layout" svg:width="2cm" svg:height="0.963cm" svg:x="4.813cm" svg:y="12.195cm">
          <draw:text-box>
            <text:p text:style-name="P10"><text:span text:style-name="T8">typeof</text:span></text:p>
          </draw:text-box>
        </draw:frame>
        <draw:line draw:style-name="gr8" draw:text-style-name="P9" draw:layer="layout" svg:x1="15.1cm" svg:y1="1.7cm" svg:x2="15.1cm" svg:y2="13.3cm">
          <text:p/>
        </draw:line>
        <draw:line draw:style-name="gr8" draw:text-style-name="P9" draw:layer="layout" svg:x1="15.1cm" svg:y1="14.9cm" svg:x2="15.1cm" svg:y2="16.8cm">
          <text:p/>
        </draw:line>
        <draw:g>
          <draw:custom-shape draw:style-name="gr3" draw:text-style-name="P4" draw:layer="layout" svg:width="4.1cm" svg:height="2.3cm" svg:x="16.5cm" svg:y="12.5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3.5cm" svg:height="1.4cm" svg:x="15cm" svg:y="11.8cm">
            <text:p text:style-name="P3">Int64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5" draw:text-style-name="P9" draw:layer="layout" svg:x1="11.7cm" svg:y1="7.113cm" svg:x2="11.7cm" svg:y2="6.439cm">
          <text:p/>
        </draw:line>
        <draw:line draw:style-name="gr5" draw:text-style-name="P9" draw:layer="layout" svg:x1="11.7cm" svg:y1="7.726cm" svg:x2="11.7cm" svg:y2="7.052cm">
          <text:p/>
        </draw:line>
        <draw:line draw:style-name="gr5" draw:text-style-name="P9" draw:layer="layout" svg:x1="5cm" svg:y1="7.2cm" svg:x2="9.1cm" svg:y2="4.6cm">
          <text:p/>
        </draw:line>
        <draw:frame draw:style-name="gr7" draw:text-style-name="P11" draw:layer="layout" svg:width="2.9cm" svg:height="0.963cm" svg:x="4.6cm" svg:y="4.904cm">
          <draw:text-box>
            <text:p text:style-name="P10"><text:span text:style-name="T8">supertype</text:span></text:p>
          </draw:text-box>
        </draw:frame>
        <draw:frame draw:style-name="gr9" draw:text-style-name="P14" draw:layer="layout" svg:width="3.6cm" svg:height="0.92cm" svg:x="11.2cm" svg:y="15.696cm">
          <draw:text-box>
            <text:p text:style-name="P13"><text:span text:style-name="T9">Type domain</text:span></text:p>
          </draw:text-box>
        </draw:frame>
        <draw:frame draw:style-name="gr10" draw:text-style-name="P14" draw:layer="layout" svg:width="3.7cm" svg:height="0.92cm" svg:x="15.5cm" svg:y="15.697cm">
          <draw:text-box>
            <text:p text:style-name="P13"><text:span text:style-name="T9">Value </text:span><text:span text:style-name="T9">domain</text:span></text:p>
          </draw:text-box>
        </draw:frame>
        <draw:frame draw:style-name="gr11" draw:text-style-name="P16" draw:layer="layout" svg:width="2.2cm" svg:height="1.216cm" svg:x="8.2cm" svg:y="20.9cm">
          <draw:text-box>
            <text:p text:style-name="P15"><text:span text:style-name="T10">Type</text:span></text:p>
          </draw:text-box>
        </draw:frame>
        <draw:frame draw:style-name="gr12" draw:text-style-name="P16" draw:layer="layout" svg:width="3.9cm" svg:height="1.216cm" svg:x="13.1cm" svg:y="20.9cm">
          <draw:text-box>
            <text:p text:style-name="P15"><text:span text:style-name="T10">Dat</text:span><text:span text:style-name="T10">aTy</text:span><text:span text:style-name="T10">pe</text:span></text:p>
          </draw:text-box>
        </draw:frame>
        <draw:frame draw:style-name="gr13" draw:text-style-name="P16" draw:layer="layout" svg:width="3.6cm" svg:height="1.216cm" svg:x="7.7cm" svg:y="24.7cm">
          <draw:text-box>
            <text:p text:style-name="P15"><text:span text:style-name="T10">Union{</text:span><text:span text:style-name="T10">}</text:span></text:p>
          </draw:text-box>
        </draw:frame>
        <draw:frame draw:style-name="gr11" draw:text-style-name="P16" draw:layer="layout" svg:width="2.2cm" svg:height="1.216cm" svg:x="8.3cm" svg:y="17.5cm">
          <draw:text-box>
            <text:p text:style-name="P15"><text:span text:style-name="T10">Any</text:span></text:p>
          </draw:text-box>
        </draw:frame>
        <draw:frame draw:style-name="gr14" draw:text-style-name="P16" draw:layer="layout" svg:width="4.1cm" svg:height="1.216cm" svg:x="2cm" svg:y="20.9cm">
          <draw:text-box>
            <text:p text:style-name="P15"><text:span text:style-name="T10">instan</text:span><text:span text:style-name="T10">ce</text:span></text:p>
          </draw:text-box>
        </draw:frame>
        <draw:line draw:style-name="gr15" draw:text-style-name="P9" draw:layer="layout" svg:x1="9.2cm" svg:y1="21.1cm" svg:x2="9.2cm" svg:y2="19.9cm">
          <text:p/>
        </draw:line>
        <draw:line draw:style-name="gr15" draw:text-style-name="P9" draw:layer="layout" svg:x1="9.2cm" svg:y1="22.2cm" svg:x2="9.2cm" svg:y2="23.5cm">
          <text:p/>
        </draw:line>
        <draw:line draw:style-name="gr15" draw:text-style-name="P9" draw:layer="layout" svg:x1="8.2cm" svg:y1="21.6cm" svg:x2="5.9cm" svg:y2="21.6cm">
          <text:p/>
        </draw:line>
        <draw:line draw:style-name="gr15" draw:text-style-name="P9" draw:layer="layout" svg:x1="10.4cm" svg:y1="21.6cm" svg:x2="13.1cm" svg:y2="21.6cm">
          <text:p/>
        </draw:line>
        <draw:line draw:style-name="gr15" draw:text-style-name="P9" draw:layer="layout" svg:x1="9.2cm" svg:y1="19.913cm" svg:x2="9.2cm" svg:y2="18.713cm">
          <text:p/>
        </draw:line>
        <draw:line draw:style-name="gr15" draw:text-style-name="P9" draw:layer="layout" svg:x1="9.2cm" svg:y1="23.388cm" svg:x2="9.2cm" svg:y2="24.688cm">
          <text:p/>
        </draw:line>
        <draw:frame draw:style-name="gr14" draw:text-style-name="P18" draw:layer="layout" svg:width="2.7cm" svg:height="0.806cm" svg:x="9.5cm" svg:y="19.3cm">
          <draw:text-box>
            <text:p text:style-name="P17"><text:span text:style-name="T9">supertype</text:span></text:p>
          </draw:text-box>
        </draw:frame>
        <draw:frame draw:style-name="gr14" draw:text-style-name="P20" draw:layer="layout" svg:width="2.7cm" svg:height="0.806cm" svg:x="9.5cm" svg:y="23.2cm">
          <draw:text-box>
            <text:p text:style-name="P19"><text:span text:style-name="T4">subtype</text:span></text:p>
          </draw:text-box>
        </draw:frame>
        <draw:frame draw:style-name="gr16" draw:text-style-name="P20" draw:layer="layout" svg:width="1.9cm" svg:height="0.806cm" svg:x="10.5cm" svg:y="20.8cm">
          <draw:text-box>
            <text:p text:style-name="P19"><text:span text:style-name="T4">typeof</text:span></text:p>
          </draw:text-box>
        </draw:frame>
        <draw:frame draw:style-name="gr16" draw:text-style-name="P20" draw:layer="layout" svg:width="1.2cm" svg:height="0.806cm" svg:x="6.8cm" svg:y="20.8cm">
          <draw:text-box>
            <text:p text:style-name="P19"><text:span text:style-name="T4">isa</text:span></text:p>
          </draw:text-box>
        </draw:frame>
      </draw:page>
      <draw:page draw:name="page2" draw:style-name="dp1" draw:master-page-name="預設">
        <draw:custom-shape draw:name="矩形 3" draw:style-name="gr17" draw:text-style-name="P22" draw:layer="layout" svg:width="4.913cm" svg:height="1.316cm" svg:x="5.76cm" svg:y="1.4cm">
          <text:p text:style-name="P21"><text:span text:style-name="T11">S</text:span><text:span text:style-name="T11">o</text:span><text:span text:style-name="T11">u</text:span><text:span text:style-name="T11">r</text:span><text:span text:style-name="T11">c</text:span><text:span text:style-name="T11">e</text:span><text:span text:style-name="T11"> </text:span><text:span text:style-name="T11">c</text:span><text:span text:style-name="T11">o</text:span><text:span text:style-name="T11">d</text:span><text:span text:style-name="T1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18" draw:text-style-name="P22" draw:layer="layout" svg:width="4.913cm" svg:height="1.316cm" svg:x="5.76cm" svg:y="3.343cm">
          <text:p text:style-name="P21"><text:span text:style-name="T11">T</text:span><text:span text:style-name="T11">o</text:span><text:span text:style-name="T11">k</text:span><text:span text:style-name="T11">e</text:span><text:span text:style-name="T11">n</text:span><text:span text:style-name="T1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5" draw:style-name="gr19" draw:text-style-name="P22" draw:layer="layout" svg:width="4.913cm" svg:height="1.316cm" svg:x="5.76cm" svg:y="5.286cm">
          <text:p text:style-name="P21"><text:span text:style-name="T11">A</text:span><text:span text:style-name="T11">S</text:span><text:span text:style-name="T11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6" draw:style-name="gr20" draw:text-style-name="P22" draw:layer="layout" svg:width="4.913cm" svg:height="1.316cm" svg:x="5.76cm" svg:y="7.229cm">
          <text:p text:style-name="P21"><text:span text:style-name="T11">Julia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7" draw:style-name="gr21" draw:text-style-name="P23" draw:layer="layout" svg:width="0.001cm" svg:height="0.625cm" svg:x="8.217cm" svg:y="2.717cm">
          <text:p><text:span text:style-name="T7"/></text:p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8" draw:style-name="gr21" draw:text-style-name="P23" draw:layer="layout" svg:width="0.001cm" svg:height="0.625cm" svg:x="8.215cm" svg:y="4.66cm">
          <text:p><text:span text:style-name="T7"/></text:p>
          <draw:enhanced-geometry draw:mirror-horizontal="true" draw:mirror-vertical="false" svg:viewBox="0 0 21600 21600" draw:type="mso-spt32" draw:enhanced-path="M 0 0 L 21600 21600 N"/>
        </draw:custom-shape>
        <draw:custom-shape draw:name="直線單箭頭接點 9" draw:style-name="gr21" draw:text-style-name="P23" draw:layer="layout" svg:width="0.001cm" svg:height="0.625cm" svg:x="8.217cm" svg:y="6.603cm">
          <text:p><text:span text:style-name="T7"/></text:p>
          <draw:enhanced-geometry draw:mirror-horizontal="false" draw:mirror-vertical="false" svg:viewBox="0 0 21600 21600" draw:type="mso-spt32" draw:enhanced-path="M 0 0 L 21600 21600 N"/>
        </draw:custom-shape>
        <draw:custom-shape draw:name="矩形 10" draw:style-name="gr22" draw:text-style-name="P22" draw:layer="layout" svg:width="4.913cm" svg:height="1.316cm" svg:x="5.76cm" svg:y="9.172cm">
          <text:p text:style-name="P21"><text:span text:style-name="T11">Typed Julia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1" draw:style-name="gr23" draw:text-style-name="P22" draw:layer="layout" svg:width="4.913cm" svg:height="1.316cm" svg:x="12.041cm" svg:y="2.417cm">
          <text:p text:style-name="P21"><text:span text:style-name="T11">LLVM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12" draw:style-name="gr24" draw:text-style-name="P23" draw:layer="layout" svg:width="0.001cm" svg:height="0.632cm" svg:x="8.217cm" svg:y="8.539cm">
          <text:p><text:span text:style-name="T7"/></text:p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13" draw:style-name="gr25" draw:text-style-name="P24" draw:layer="layout" svg:width="0.001cm" svg:height="0.626cm" svg:x="14.498cm" svg:y="1.791cm">
          <text:p><text:span text:style-name="T7"/></text:p>
          <draw:enhanced-geometry draw:mirror-horizontal="false" draw:mirror-vertical="false" svg:viewBox="0 0 21600 21600" draw:type="mso-spt32" draw:enhanced-path="M 0 0 L 21600 21600 N"/>
        </draw:custom-shape>
        <draw:custom-shape draw:name="矩形 14" draw:style-name="gr26" draw:text-style-name="P22" draw:layer="layout" svg:width="4.913cm" svg:height="1.316cm" svg:x="12.041cm" svg:y="4.368cm">
          <text:p text:style-name="P21"><text:span text:style-name="T11">LLVM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5" draw:style-name="gr27" draw:text-style-name="P22" draw:layer="layout" svg:width="4.912cm" svg:height="1.316cm" svg:x="12.565cm" svg:y="6.764cm">
          <text:p text:style-name="P21"><text:span text:style-name="T11">Instru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16" draw:style-name="gr28" draw:text-style-name="P24" draw:layer="layout" svg:width="0.001cm" svg:height="0.633cm" svg:x="14.498cm" svg:y="3.734cm">
          <text:p><text:span text:style-name="T7"/></text:p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17" draw:style-name="gr21" draw:text-style-name="P23" draw:layer="layout" svg:width="0.001cm" svg:height="0.625cm" svg:x="15.021cm" svg:y="6.138cm">
          <text:p><text:span text:style-name="T7"/></text:p>
          <draw:enhanced-geometry draw:mirror-horizontal="false" draw:mirror-vertical="false" svg:viewBox="0 0 21600 21600" draw:type="mso-spt32" draw:enhanced-path="M 0 0 L 21600 21600 N"/>
        </draw:custom-shape>
        <draw:custom-shape draw:name="文字方塊 18" draw:style-name="gr29" draw:text-style-name="P26" draw:layer="layout" svg:width="3.798cm" svg:height="0.927cm" svg:x="8.585cm" svg:y="2.526cm">
          <text:p text:style-name="P25"><text:span text:style-name="T12">lex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9" draw:style-name="gr30" draw:text-style-name="P26" draw:layer="layout" svg:width="3.798cm" svg:height="0.927cm" svg:x="8.585cm" svg:y="4.462cm">
          <text:p text:style-name="P25"><text:span text:style-name="T12">p</text:span><text:span text:style-name="T12">a</text:span><text:span text:style-name="T12">r</text:span><text:span text:style-name="T12">s</text:span><text:span text:style-name="T12">i</text:span><text:span text:style-name="T12">n</text:span><text:span text:style-name="T12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0" draw:style-name="gr31" draw:text-style-name="P26" draw:layer="layout" svg:width="3.798cm" svg:height="0.927cm" svg:x="8.585cm" svg:y="6.43cm">
          <text:p text:style-name="P25"><text:span text:style-name="T12">low</text:span><text:span text:style-name="T12">erin</text:span><text:span text:style-name="T12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1" draw:style-name="gr32" draw:text-style-name="P26" draw:layer="layout" svg:width="5.175cm" svg:height="0.927cm" svg:x="8.585cm" svg:y="8.342cm">
          <text:p text:style-name="P25"><text:span text:style-name="T13">type </text:span><text:span text:style-name="T13">in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2" draw:style-name="gr33" draw:text-style-name="P26" draw:layer="layout" svg:width="5.175cm" svg:height="0.927cm" svg:x="14.78cm" svg:y="1.587cm">
          <text:p text:style-name="P25"><text:span text:style-name="T12">LLVM </text:span><text:span text:style-name="T12">code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3" draw:style-name="gr34" draw:text-style-name="P26" draw:layer="layout" svg:width="5.175cm" svg:height="0.927cm" svg:x="14.776cm" svg:y="3.53cm">
          <text:p text:style-name="P25"><text:span text:style-name="T12">optim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4" draw:style-name="gr35" draw:text-style-name="P26" draw:layer="layout" svg:width="5.175cm" svg:height="0.927cm" svg:x="15.303cm" svg:y="5.941cm">
          <text:p text:style-name="P25"><text:span text:style-name="T12">native </text:span><text:span text:style-name="T12">code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5" draw:style-name="gr36" draw:text-style-name="P22" draw:layer="layout" svg:width="4.913cm" svg:height="1.316cm" svg:x="12.303cm" svg:y="4.594cm">
          <text:p text:style-name="P21"><text:span text:style-name="T11">LLVM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6" draw:style-name="gr37" draw:text-style-name="P22" draw:layer="layout" svg:width="4.912cm" svg:height="1.316cm" svg:x="12.565cm" svg:y="4.821cm">
          <text:p text:style-name="P21"><text:span text:style-name="T11">LLVM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27" draw:style-name="gr38" draw:text-style-name="P24" draw:layer="layout" svg:width="0.692cm" svg:height="0.001cm" svg:x="5.067cm" svg:y="5.945cm">
          <text:p><text:span text:style-name="T7"/></text:p>
          <draw:enhanced-geometry draw:mirror-horizontal="false" draw:mirror-vertical="false" svg:viewBox="0 0 21600 21600" draw:type="mso-spt32" draw:enhanced-path="M 0 0 L 21600 21600 N"/>
        </draw:custom-shape>
        <draw:custom-shape draw:name="矩形 30" draw:style-name="gr39" draw:text-style-name="P27" draw:layer="layout" svg:width="4.913cm" svg:height="1.316cm" svg:x="0.153cm" svg:y="5.286cm">
          <text:p text:style-name="P21"><text:span text:style-name="T14">Macro expan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32" draw:style-name="gr38" draw:text-style-name="P24" draw:layer="layout" svg:width="0.692cm" svg:height="0.001cm" svg:x="5.061cm" svg:y="9.831cm">
          <text:p><text:span text:style-name="T7"/></text:p>
          <draw:enhanced-geometry draw:mirror-horizontal="false" draw:mirror-vertical="false" svg:viewBox="0 0 21600 21600" draw:type="mso-spt32" draw:enhanced-path="M 0 0 L 21600 21600 N"/>
        </draw:custom-shape>
        <draw:custom-shape draw:name="矩形 33" draw:style-name="gr40" draw:text-style-name="P27" draw:layer="layout" svg:width="4.913cm" svg:height="1.316cm" svg:x="0.147cm" svg:y="9.172cm">
          <text:p text:style-name="P21"><text:span text:style-name="T14">Generated 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42" draw:style-name="gr41" draw:text-style-name="P24" draw:layer="layout" svg:width="0.709cm" svg:height="0.001cm" svg:x="17.476cm" svg:y="7.422cm">
          <text:p><text:span text:style-name="T7"/></text:p>
          <draw:enhanced-geometry draw:mirror-horizontal="true" draw:mirror-vertical="false" svg:viewBox="0 0 21600 21600" draw:type="mso-spt32" draw:enhanced-path="M 0 0 L 21600 21600 N"/>
        </draw:custom-shape>
        <draw:custom-shape draw:name="矩形 43" draw:style-name="gr42" draw:text-style-name="P27" draw:layer="layout" svg:width="4.913cm" svg:height="1.316cm" svg:x="18.187cm" svg:y="6.764cm">
          <text:p text:style-name="P21"><text:span text:style-name="T14">J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" draw:style-name="gr43" draw:text-style-name="P28" draw:layer="layout" svg:width="4.565cm" svg:height="1.303cm" svg:x="5.776cm" svg:y="11.7cm">
          <text:p text:style-name="P21"><text:span text:style-name="T15">Source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44" draw:text-style-name="P28" draw:layer="layout" svg:width="4.565cm" svg:height="1.303cm" svg:x="5.776cm" svg:y="13.624cm">
          <text:p text:style-name="P21"><text:span text:style-name="T15">Tok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5" draw:style-name="gr45" draw:text-style-name="P28" draw:layer="layout" svg:width="4.565cm" svg:height="1.304cm" svg:x="5.776cm" svg:y="15.548cm">
          <text:p text:style-name="P21"><text:span text:style-name="T15">A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6" draw:style-name="gr46" draw:text-style-name="P28" draw:layer="layout" svg:width="4.565cm" svg:height="1.303cm" svg:x="5.776cm" svg:y="17.473cm">
          <text:p text:style-name="P21"><text:span text:style-name="T15">Julia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7" draw:style-name="gr47" draw:text-style-name="P29" draw:layer="layout" svg:width="0.001cm" svg:height="0.62cm" svg:x="8.06cm" svg:y="13.0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8" draw:style-name="gr47" draw:text-style-name="P29" draw:layer="layout" svg:width="0.001cm" svg:height="0.62cm" svg:x="8.058cm" svg:y="14.92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單箭頭接點 9" draw:style-name="gr47" draw:text-style-name="P29" draw:layer="layout" svg:width="0.001cm" svg:height="0.62cm" svg:x="8.06cm" svg:y="16.8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矩形 10" draw:style-name="gr48" draw:text-style-name="P28" draw:layer="layout" svg:width="4.565cm" svg:height="1.303cm" svg:x="5.776cm" svg:y="19.397cm">
          <text:p text:style-name="P21"><text:span text:style-name="T15">Typed Julia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1" draw:style-name="gr49" draw:text-style-name="P28" draw:layer="layout" svg:width="4.565cm" svg:height="1.303cm" svg:x="11.614cm" svg:y="12.707cm">
          <text:p text:style-name="P21"><text:span text:style-name="T15">LLVM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12" draw:style-name="gr50" draw:text-style-name="P29" draw:layer="layout" svg:width="0.001cm" svg:height="0.627cm" svg:x="8.06cm" svg:y="18.7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13" draw:style-name="gr51" draw:text-style-name="P29" draw:layer="layout" svg:width="0.001cm" svg:height="0.619cm" svg:x="13.897cm" svg:y="12.0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矩形 14" draw:style-name="gr52" draw:text-style-name="P28" draw:layer="layout" svg:width="4.565cm" svg:height="1.303cm" svg:x="11.614cm" svg:y="14.639cm">
          <text:p text:style-name="P21"><text:span text:style-name="T15">LLVM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5" draw:style-name="gr53" draw:text-style-name="P28" draw:layer="layout" svg:width="4.566cm" svg:height="1.304cm" svg:x="12.1cm" svg:y="17.012cm">
          <text:p text:style-name="P21"><text:span text:style-name="T15">Instru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16" draw:style-name="gr50" draw:text-style-name="P29" draw:layer="layout" svg:width="0.001cm" svg:height="0.627cm" svg:x="13.897cm" svg:y="14.0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17" draw:style-name="gr47" draw:text-style-name="P30" draw:layer="layout" svg:width="0.001cm" svg:height="0.62cm" svg:x="14.383cm" svg:y="16.3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字方塊 18" draw:style-name="gr54" draw:text-style-name="P31" draw:layer="layout" svg:width="3.529cm" svg:height="0.885cm" svg:x="8.402cm" svg:y="12.815cm">
          <text:p text:style-name="P25"><text:span text:style-name="T16">lex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9" draw:style-name="gr55" draw:text-style-name="P31" draw:layer="layout" svg:width="3.529cm" svg:height="0.885cm" svg:x="8.402cm" svg:y="14.732cm">
          <text:p text:style-name="P25"><text:span text:style-name="T16">par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0" draw:style-name="gr56" draw:text-style-name="P31" draw:layer="layout" svg:width="3.529cm" svg:height="0.885cm" svg:x="8.402cm" svg:y="16.682cm">
          <text:p text:style-name="P25"><text:span text:style-name="T16">low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1" draw:style-name="gr57" draw:text-style-name="P31" draw:layer="layout" svg:width="4.809cm" svg:height="0.885cm" svg:x="8.402cm" svg:y="18.574cm">
          <text:p text:style-name="P25"><text:span text:style-name="T16">type in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2" draw:style-name="gr58" draw:text-style-name="P31" draw:layer="layout" svg:width="4.81cm" svg:height="0.885cm" svg:x="14.159cm" svg:y="11.885cm">
          <text:p text:style-name="P25"><text:span text:style-name="T16">LLVM code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3" draw:style-name="gr59" draw:text-style-name="P31" draw:layer="layout" svg:width="4.809cm" svg:height="0.885cm" svg:x="14.156cm" svg:y="13.809cm">
          <text:p text:style-name="P25"><text:span text:style-name="T16">optim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4" draw:style-name="gr60" draw:text-style-name="P31" draw:layer="layout" svg:width="4.809cm" svg:height="0.885cm" svg:x="14.645cm" svg:y="16.197cm">
          <text:p text:style-name="P25"><text:span text:style-name="T16">native code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5" draw:style-name="gr61" draw:text-style-name="P28" draw:layer="layout" svg:width="4.566cm" svg:height="1.304cm" svg:x="11.857cm" svg:y="14.863cm">
          <text:p text:style-name="P21"><text:span text:style-name="T15">LLVM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6" draw:style-name="gr62" draw:text-style-name="P28" draw:layer="layout" svg:width="4.566cm" svg:height="1.303cm" svg:x="12.1cm" svg:y="15.088cm">
          <text:p text:style-name="P21"><text:span text:style-name="T15">LLVM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27" draw:style-name="gr63" draw:text-style-name="P32" draw:layer="layout" svg:width="0.643cm" svg:height="0.001cm" svg:x="5.132cm" svg:y="16.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矩形 30" draw:style-name="gr64" draw:text-style-name="P34" draw:layer="layout" svg:width="4.731cm" svg:height="1.304cm" svg:x="0.4cm" svg:y="15.548cm">
          <text:p text:style-name="P33"><text:span text:style-name="T14">E</text:span><text:span text:style-name="T14">x</text:span><text:span text:style-name="T14">p</text:span><text:span text:style-name="T14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34" draw:style-name="gr65" draw:text-style-name="P32" draw:layer="layout" svg:width="0.635cm" svg:height="0.001cm" svg:x="5.141cm" svg:y="14.2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矩形 36" draw:style-name="gr66" draw:text-style-name="P36" draw:layer="layout" svg:width="4.74cm" svg:height="1.303cm" svg:x="0.4cm" svg:y="13.624cm">
          <text:p text:style-name="P35"><text:span text:style-name="T17">Symb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37" draw:style-name="gr67" draw:text-style-name="P32" draw:layer="layout" svg:width="0.658cm" svg:height="0.001cm" svg:x="5.117cm" svg:y="18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矩形 39" draw:style-name="gr68" draw:text-style-name="P36" draw:layer="layout" svg:width="4.716cm" svg:height="1.303cm" svg:x="0.4cm" svg:y="17.473cm">
          <text:p text:style-name="P35"><text:span text:style-name="T17">@</text:span><text:span text:style-name="T17">c</text:span><text:span text:style-name="T17">o</text:span><text:span text:style-name="T17">d</text:span><text:span text:style-name="T17">e</text:span><text:span text:style-name="T17">_</text:span><text:span text:style-name="T17">l</text:span><text:span text:style-name="T17">o</text:span><text:span text:style-name="T17">w</text:span><text:span text:style-name="T17">e</text:span><text:span text:style-name="T17">r</text:span><text:span text:style-name="T17">e</text:span><text:span text:style-name="T1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40" draw:style-name="gr67" draw:text-style-name="P32" draw:layer="layout" svg:width="0.658cm" svg:height="0.001cm" svg:x="5.117cm" svg:y="20.0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矩形 41" draw:style-name="gr69" draw:text-style-name="P36" draw:layer="layout" svg:width="4.716cm" svg:height="1.303cm" svg:x="0.4cm" svg:y="19.397cm">
          <text:p text:style-name="P35"><text:span text:style-name="T17">@</text:span><text:span text:style-name="T17">c</text:span><text:span text:style-name="T17">o</text:span><text:span text:style-name="T17">d</text:span><text:span text:style-name="T17">e</text:span><text:span text:style-name="T17">_</text:span><text:span text:style-name="T17">t</text:span><text:span text:style-name="T17">y</text:span><text:span text:style-name="T17">p</text:span><text:span text:style-name="T17">e</text:span><text:span text:style-name="T1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48" draw:style-name="gr70" draw:text-style-name="P32" draw:layer="layout" svg:width="1.102cm" svg:height="0.001cm" svg:x="16.18cm" svg:y="13.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矩形 49" draw:style-name="gr71" draw:text-style-name="P36" draw:layer="layout" svg:width="4.716cm" svg:height="1.303cm" svg:x="17.284cm" svg:y="12.707cm">
          <text:p text:style-name="P35"><text:span text:style-name="T17">@</text:span><text:span text:style-name="T17">c</text:span><text:span text:style-name="T17">o</text:span><text:span text:style-name="T17">d</text:span><text:span text:style-name="T17">e</text:span><text:span text:style-name="T17">_</text:span><text:span text:style-name="T17">l</text:span><text:span text:style-name="T17">l</text:span><text:span text:style-name="T17">v</text:span><text:span text:style-name="T17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50" draw:style-name="gr72" draw:text-style-name="P32" draw:layer="layout" svg:width="0.616cm" svg:height="0.001cm" svg:x="16.666cm" svg:y="17.6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矩形 51" draw:style-name="gr73" draw:text-style-name="P36" draw:layer="layout" svg:width="4.716cm" svg:height="1.304cm" svg:x="17.284cm" svg:y="17.012cm">
          <text:p text:style-name="P35"><text:span text:style-name="T17">@code_na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56" draw:style-name="gr74" draw:text-style-name="P32" draw:layer="layout" svg:width="0.659cm" svg:height="0.002cm" svg:x="10.34cm" svg:y="20.0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矩形 57" draw:style-name="gr75" draw:text-style-name="P36" draw:layer="layout" svg:width="5.178cm" svg:height="1.304cm" svg:x="11.001cm" svg:y="19.394cm">
          <text:p text:style-name="P35"><text:span text:style-name="T17">@code_warn</text:span><text:span text:style-name="T17">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3" draw:style-name="dp1" draw:master-page-name="預設">
        <draw:custom-shape draw:name="圓角矩形 3" draw:style-name="gr76" draw:text-style-name="P38" draw:layer="layout" svg:width="4.057cm" svg:height="1.175cm" svg:x="1.476cm" svg:y="4.178cm">
          <text:p text:style-name="P37"><text:span text:style-name="T18">sum(12, 3.0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矩形 5" draw:style-name="gr77" draw:text-style-name="P39" draw:layer="layout" svg:width="3.72cm" svg:height="3.768cm" svg:x="7.427cm" svg:y="3.413cm">
          <text:p text:style-name="P21"><text:span text:style-name="T19">Function table</text:span></text:p>
          <text:p text:style-name="P21"><text:span text:style-name="T19">-----------</text:span></text:p>
          <text:p text:style-name="P21"><text:span text:style-name="T20">sum</text:span></text:p>
          <text:p text:style-name="P21"><text:span text:style-name="T19">add</text:span></text:p>
          <text:p text:style-name="P21"><text:span text:style-name="T19">reduce</text:span></text:p>
          <text:p text:style-name="P21"><text:span text:style-name="T19">leng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6" draw:style-name="gr78" draw:text-style-name="P40" draw:layer="layout" svg:width="5.248cm" svg:height="2.916cm" svg:x="15.252cm" svg:y="3.3cm">
          <text:p text:style-name="P21"><text:span text:style-name="T19">sum</text:span></text:p>
          <text:p text:style-name="P21"><text:span text:style-name="T19">-----------</text:span></text:p>
          <text:p text:style-name="P21"><text:span text:style-name="T19">(Number, Number)</text:span></text:p>
          <text:p text:style-name="P21"><text:span text:style-name="T19">(Integer, Integer)</text:span></text:p>
          <text:p text:style-name="P21"><text:span text:style-name="T19">(Float64, Float6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群組 26">
          <draw:custom-shape draw:name="橢圓 7" draw:style-name="gr79" draw:text-style-name="P41" draw:layer="layout" svg:width="0.472cm" svg:height="0.463cm" svg:x="17.645cm" svg:y="8.40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橢圓 8" draw:style-name="gr80" draw:text-style-name="P41" draw:layer="layout" svg:width="0.472cm" svg:height="0.464cm" svg:x="17.036cm" svg:y="9.16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橢圓 9" draw:style-name="gr80" draw:text-style-name="P41" draw:layer="layout" svg:width="0.473cm" svg:height="0.464cm" svg:x="18.198cm" svg:y="9.16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橢圓 10" draw:style-name="gr79" draw:text-style-name="P41" draw:layer="layout" svg:width="0.472cm" svg:height="0.463cm" svg:x="17.614cm" svg:y="9.98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橢圓 11" draw:style-name="gr79" draw:text-style-name="P41" draw:layer="layout" svg:width="0.472cm" svg:height="0.463cm" svg:x="18.776cm" svg:y="9.98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直線接點 13" draw:style-name="gr81" draw:text-style-name="P32" draw:layer="layout" svg:x1="17.713cm" svg:y1="8.8cm" svg:x2="17.439cm" svg:y2="9.232cm">
            <text:p/>
          </draw:line>
          <draw:line draw:name="直線接點 17" draw:style-name="gr81" draw:text-style-name="P32" draw:layer="layout" svg:x1="18.048cm" svg:y1="8.8cm" svg:x2="18.267cm" svg:y2="9.23cm">
            <text:p/>
          </draw:line>
          <draw:line draw:name="直線接點 18" draw:style-name="gr81" draw:text-style-name="P32" draw:layer="layout" svg:x1="18.267cm" svg:y1="9.559cm" svg:x2="18.017cm" svg:y2="10.055cm">
            <text:p/>
          </draw:line>
          <draw:line draw:name="直線接點 19" draw:style-name="gr81" draw:text-style-name="P32" draw:layer="layout" svg:x1="18.602cm" svg:y1="9.559cm" svg:x2="18.846cm" svg:y2="10.053cm">
            <text:p/>
          </draw:line>
        </draw:g>
        <draw:custom-shape draw:name="文字方塊 27" draw:style-name="gr82" draw:text-style-name="P43" draw:layer="layout" svg:width="1.392cm" svg:height="0.841cm" svg:x="17.608cm" svg:y="10.603cm">
          <text:p text:style-name="P42"><text:span text:style-name="T21">A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83" draw:text-style-name="P45" draw:layer="layout" svg:width="4.651cm" svg:height="0.758cm" svg:x="10.9cm" svg:y="3.883cm">
          <text:p text:style-name="P44"><text:span text:style-name="T22">(Int64, Float6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3" draw:style-name="gr84" draw:text-style-name="P47" draw:layer="layout" svg:width="1.392cm" svg:height="0.842cm" svg:x="5.621cm" svg:y="3.9cm">
          <text:p text:style-name="P46"><text:span text:style-name="T23">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5" draw:style-name="gr85" draw:text-style-name="P49" draw:layer="layout" svg:width="3.806cm" svg:height="1.601cm" svg:x="11.764cm" svg:y="5.082cm">
          <text:p text:style-name="P48"><text:span text:style-name="T24">Multiple disp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33" draw:style-name="gr86" draw:text-style-name="P50" draw:layer="layout" svg:width="2.492cm" svg:height="0.842cm" svg:x="15.4cm" svg:y="6.687cm">
          <text:p text:style-name="P25"><text:span text:style-name="T25">Par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38" draw:style-name="gr87" draw:text-style-name="P52" draw:layer="layout" svg:width="3.014cm" svg:height="1.601cm" svg:x="4.597cm" svg:y="5.571cm">
          <text:p text:style-name="P51"><text:span text:style-name="T26">Function c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39" draw:style-name="gr88" draw:text-style-name="P50" xml:id="id4" draw:id="id4" draw:layer="layout" svg:width="2.707cm" svg:height="0.843cm" svg:x="7.18cm" svg:y="7.68cm">
          <text:p text:style-name="P53"><text:span text:style-name="T27">Comp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40" draw:style-name="gr89" draw:text-style-name="P43" xml:id="id5" draw:id="id5" draw:layer="layout" svg:width="2.706cm" svg:height="0.843cm" svg:x="4.188cm" svg:y="10.064cm">
          <text:p text:style-name="P42"><text:span text:style-name="T28">Execu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51" draw:style-name="gr90" draw:text-style-name="P31" xml:id="id3" draw:id="id3" draw:layer="layout" svg:width="2.394cm" svg:height="0.758cm" svg:x="12.5cm" svg:y="9.142cm">
          <text:p text:style-name="P54"><text:span text:style-name="T29">Cache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91" draw:text-style-name="P55" draw:layer="layout" svg:width="5.285cm" svg:height="1.635cm" svg:x="13.294cm" svg:y="16.284cm">
          <text:p text:style-name="P21"><text:span text:style-name="T30">A</text:span><text:span text:style-name="T30">S</text:span><text:span text:style-name="T30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5" draw:style-name="gr92" draw:text-style-name="P55" draw:layer="layout" svg:width="5.285cm" svg:height="1.634cm" svg:x="13.294cm" svg:y="18.698cm">
          <text:p text:style-name="P21"><text:span text:style-name="T30">J</text:span><text:span text:style-name="T30">u</text:span><text:span text:style-name="T30">li</text:span><text:span text:style-name="T30">a </text:span><text:span text:style-name="T30">I</text:span><text:span text:style-name="T30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6" draw:style-name="gr93" draw:text-style-name="P56" draw:layer="layout" svg:width="0.001cm" svg:height="0.777cm" svg:x="15.937cm" svg:y="17.92cm">
          <text:p><text:span text:style-name="T4"/></text:p>
          <draw:enhanced-geometry draw:mirror-horizontal="false" draw:mirror-vertical="false" svg:viewBox="0 0 21600 21600" draw:type="mso-spt32" draw:enhanced-path="M 0 0 L 21600 21600 N"/>
        </draw:custom-shape>
        <draw:custom-shape draw:name="矩形 7" draw:style-name="gr94" draw:text-style-name="P55" draw:layer="layout" svg:width="5.285cm" svg:height="1.635cm" svg:x="13.294cm" svg:y="21.111cm">
          <text:p text:style-name="P21"><text:span text:style-name="T30">Typ</text:span><text:span text:style-name="T30">ed </text:span><text:span text:style-name="T30">Julia </text:span><text:span text:style-name="T30">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8" draw:style-name="gr95" draw:text-style-name="P56" draw:layer="layout" svg:width="0.001cm" svg:height="0.786cm" svg:x="15.937cm" svg:y="20.324cm">
          <text:p><text:span text:style-name="T4"/></text:p>
          <draw:enhanced-geometry draw:mirror-horizontal="false" draw:mirror-vertical="false" svg:viewBox="0 0 21600 21600" draw:type="mso-spt32" draw:enhanced-path="M 0 0 L 21600 21600 N"/>
        </draw:custom-shape>
        <draw:custom-shape draw:name="文字方塊 9" draw:style-name="gr96" draw:text-style-name="P58" draw:layer="layout" svg:width="4.086cm" svg:height="0.927cm" svg:x="16.233cm" svg:y="17.806cm">
          <text:p text:style-name="P57"><text:span text:style-name="T31">low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0" draw:style-name="gr97" draw:text-style-name="P60" draw:layer="layout" svg:width="4.657cm" svg:height="0.927cm" svg:x="16.233cm" svg:y="20.18cm">
          <text:p text:style-name="P59"><text:span text:style-name="T31">t</text:span><text:span text:style-name="T31">y</text:span><text:span text:style-name="T31">p</text:span><text:span text:style-name="T31">e </text:span><text:span text:style-name="T31">i</text:span><text:span text:style-name="T31">n</text:span><text:span text:style-name="T31">f</text:span><text:span text:style-name="T31">e</text:span><text:span text:style-name="T31">r</text:span><text:span text:style-name="T31">e</text:span><text:span text:style-name="T31">n</text:span><text:span text:style-name="T31">c</text:span><text:span text:style-name="T3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2" draw:style-name="gr98" draw:text-style-name="P55" draw:layer="layout" svg:width="5.285cm" svg:height="1.634cm" svg:x="13.294cm" svg:y="23.53cm">
          <text:p text:style-name="P21"><text:span text:style-name="T30">LLVM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13" draw:style-name="gr93" draw:text-style-name="P56" draw:layer="layout" svg:width="0.001cm" svg:height="0.777cm" svg:x="15.937cm" svg:y="22.752cm">
          <text:p><text:span text:style-name="T4"/></text:p>
          <draw:enhanced-geometry draw:mirror-horizontal="false" draw:mirror-vertical="false" svg:viewBox="0 0 21600 21600" draw:type="mso-spt32" draw:enhanced-path="M 0 0 L 21600 21600 N"/>
        </draw:custom-shape>
        <draw:custom-shape draw:name="文字方塊 16" draw:style-name="gr99" draw:text-style-name="P60" draw:layer="layout" svg:width="4.659cm" svg:height="0.927cm" svg:x="16.141cm" svg:y="22.598cm">
          <text:p text:style-name="P59"><text:span text:style-name="T32">LLVM code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29" draw:style-name="gr100" draw:text-style-name="P61" draw:layer="layout" svg:width="5.107cm" svg:height="0.019cm" svg:x="8.186cm" svg:y="19.515cm">
          <text:p><text:span text:style-name="T4"/></text:p>
          <draw:enhanced-geometry draw:mirror-horizontal="false" draw:mirror-vertical="true" svg:viewBox="0 0 21600 21600" draw:type="mso-spt32" draw:enhanced-path="M 0 0 L 21600 21600 N"/>
        </draw:custom-shape>
        <draw:custom-shape draw:name="矩形 21" draw:style-name="gr101" draw:text-style-name="P62" draw:layer="layout" svg:width="5.285cm" svg:height="1.635cm" svg:x="2.9cm" svg:y="15.757cm">
          <text:p text:style-name="P21"><text:span text:style-name="T30">Function c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2" draw:style-name="gr102" draw:text-style-name="P62" draw:layer="layout" svg:width="5.285cm" svg:height="1.634cm" svg:x="2.9cm" svg:y="18.718cm">
          <text:p text:style-name="P21"><text:span text:style-name="T30">M</text:span><text:span text:style-name="T30">u</text:span><text:span text:style-name="T30">lt</text:span><text:span text:style-name="T30">i</text:span><text:span text:style-name="T30">p</text:span><text:span text:style-name="T30">l</text:span><text:span text:style-name="T30">e </text:span><text:span text:style-name="T30">d</text:span><text:span text:style-name="T30">i</text:span><text:span text:style-name="T30">s</text:span><text:span text:style-name="T30">p</text:span><text:span text:style-name="T30">a</text:span><text:span text:style-name="T30">t</text:span><text:span text:style-name="T30">c</text:span><text:span text:style-name="T30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23" draw:style-name="gr103" draw:text-style-name="P56" draw:layer="layout" svg:width="0.001cm" svg:height="1.323cm" svg:x="5.543cm" svg:y="17.394cm">
          <text:p><text:span text:style-name="T4"/></text:p>
          <draw:enhanced-geometry draw:mirror-horizontal="false" draw:mirror-vertical="false" svg:viewBox="0 0 21600 21600" draw:type="mso-spt32" draw:enhanced-path="M 0 0 L 21600 21600 N"/>
        </draw:custom-shape>
        <draw:custom-shape draw:name="矩形 25" draw:style-name="gr104" draw:text-style-name="P62" draw:layer="layout" svg:width="5.285cm" svg:height="1.635cm" svg:x="2.9cm" svg:y="23.525cm">
          <text:p text:style-name="P21"><text:span text:style-name="T30">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26" draw:style-name="gr105" draw:text-style-name="P56" draw:layer="layout" svg:width="0.001cm" svg:height="3.17cm" svg:x="5.543cm" svg:y="20.353cm">
          <text:p><text:span text:style-name="T4"/></text:p>
          <draw:enhanced-geometry draw:mirror-horizontal="false" draw:mirror-vertical="false" svg:viewBox="0 0 21600 21600" draw:type="mso-spt32" draw:enhanced-path="M 0 0 L 21600 21600 N"/>
        </draw:custom-shape>
        <draw:custom-shape draw:name="肘形接點 31" draw:style-name="gr106" draw:text-style-name="P63" draw:layer="layout" svg:width="8.584cm" svg:height="2.642cm" draw:transform="rotate (1.5707963267949) translate (2.9cm 25.16cm)">
          <text:p/>
          <draw:enhanced-geometry draw:mirror-horizontal="true" draw:mirror-vertical="false" draw:text-areas="0 0 ?f4 ?f5" svg:viewBox="0 0 0 0" draw:type="ooxml-bentConnector4" draw:modifiers="-5950 161794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肘形接點 35" draw:style-name="gr107" draw:text-style-name="P56" draw:layer="layout" svg:width="2.856cm" svg:height="2.412cm" draw:transform="rotate (-3.14159265358979) translate (13.294cm 21.929cm)">
          <text:p><text:span text:style-name="T4"/></text:p>
          <draw:enhanced-geometry draw:mirror-horizontal="false" draw:mirror-vertical="false" draw:text-areas="0 0 ?f2 ?f3" svg:viewBox="0 0 0 0" draw:type="ooxml-bentConnector3" draw:modifiers="9934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文字方塊 42" draw:style-name="gr108" draw:text-style-name="P50" draw:layer="layout" svg:width="4.085cm" svg:height="1.013cm" svg:x="8.76cm" svg:y="18.305cm">
          <text:p text:style-name="P25"><text:span text:style-name="T33">special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43" draw:style-name="gr109" draw:text-style-name="P50" draw:layer="layout" svg:width="4.086cm" svg:height="1.013cm" svg:x="9.388cm" svg:y="21.927cm">
          <text:p text:style-name="P25"><text:span text:style-name="T34">special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45" draw:style-name="gr110" draw:text-style-name="P61" draw:layer="layout" svg:width="5.108cm" svg:height="0.004cm" svg:x="8.185cm" svg:y="24.342cm">
          <text:p><text:span text:style-name="T4"/></text:p>
          <draw:enhanced-geometry draw:mirror-horizontal="true" draw:mirror-vertical="true" svg:viewBox="0 0 21600 21600" draw:type="mso-spt32" draw:enhanced-path="M 0 0 L 21600 21600 N"/>
        </draw:custom-shape>
        <draw:custom-shape draw:name="文字方塊 48" draw:style-name="gr111" draw:text-style-name="P50" draw:layer="layout" svg:width="3.657cm" svg:height="1.013cm" svg:x="9.102cm" svg:y="23.311cm">
          <text:p text:style-name="P25"><text:span text:style-name="T33">optim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49" draw:style-name="gr112" draw:text-style-name="P50" draw:layer="layout" svg:width="3.657cm" svg:height="1.013cm" svg:x="9.102cm" svg:y="24.419cm">
          <text:p text:style-name="P25"><text:span text:style-name="T33">code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3" draw:text-style-name="P9" draw:layer="layout" svg:x1="5.5cm" svg:y1="4.8cm" svg:x2="7.4cm" svg:y2="4.8cm">
          <text:p/>
        </draw:line>
        <draw:line draw:style-name="gr113" draw:text-style-name="P9" draw:layer="layout" svg:x1="11.1cm" svg:y1="4.8cm" svg:x2="15.2cm" svg:y2="4.8cm">
          <text:p/>
        </draw:line>
        <draw:line draw:style-name="gr113" draw:text-style-name="P9" draw:layer="layout" svg:x1="17.9cm" svg:y1="6.2cm" svg:x2="17.9cm" svg:y2="8.1cm">
          <text:p/>
        </draw:line>
        <draw:line draw:style-name="gr113" draw:text-style-name="P9" draw:layer="layout" svg:x1="16.9cm" svg:y1="9.6cm" svg:x2="14.7cm" svg:y2="9.6cm">
          <text:p/>
        </draw:line>
        <draw:connector draw:style-name="gr113" draw:text-style-name="P9" draw:layer="layout" draw:type="curve" svg:x1="12.5cm" svg:y1="9.521cm" svg:x2="9.887cm" svg:y2="8.101cm" draw:start-shape="id3" draw:start-glue-point="3" draw:end-shape="id4" draw:end-glue-point="1" svg:d="M12500 9521c-1960 0-654-1420-2613-1420" svg:viewBox="0 0 2614 1421">
          <text:p/>
        </draw:connector>
        <draw:connector draw:style-name="gr113" draw:text-style-name="P9" draw:layer="layout" draw:type="curve" svg:x1="12.5cm" svg:y1="9.521cm" svg:x2="6.894cm" svg:y2="10.485cm" draw:start-shape="id3" draw:start-glue-point="3" draw:end-shape="id5" draw:end-glue-point="1" svg:d="M12500 9521c-4204 0-1402 964-5606 964" svg:viewBox="0 0 5607 965">
          <text:p/>
        </draw:connector>
        <draw:connector draw:style-name="gr113" draw:text-style-name="P9" draw:layer="layout" draw:type="curve" svg:x1="7.18cm" svg:y1="8.101cm" svg:x2="5.541cm" svg:y2="10.064cm" draw:start-shape="id4" draw:start-glue-point="3" draw:end-shape="id5" draw:end-glue-point="0" svg:d="M7180 8101c-1093 0-1639 654-1639 1963" svg:viewBox="0 0 1640 1964">
          <text:p/>
        </draw:connector>
        <draw:custom-shape draw:name="矩形 6" draw:style-name="gr114" draw:text-style-name="P64" draw:layer="layout" svg:width="5.248cm" svg:height="1.016cm" svg:x="15.252cm" svg:y="2.3cm">
          <text:p text:style-name="P21"><text:span text:style-name="T35">Meth</text:span><text:span text:style-name="T35">odTa</text:span><text:span text:style-name="T35">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預設">
        <draw:custom-shape draw:name="矩形 3" draw:style-name="gr115" draw:text-style-name="P28" draw:layer="layout" svg:width="4.565cm" svg:height="1.303cm" svg:x="5.774cm" svg:y="1.598cm">
          <text:p text:style-name="P21"><text:span text:style-name="T15">S</text:span><text:span text:style-name="T15">o</text:span><text:span text:style-name="T15">u</text:span><text:span text:style-name="T15">r</text:span><text:span text:style-name="T15">c</text:span><text:span text:style-name="T15">e</text:span><text:span text:style-name="T15"> </text:span><text:span text:style-name="T15">c</text:span><text:span text:style-name="T15">o</text:span><text:span text:style-name="T15">d</text:span><text:span text:style-name="T15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116" draw:text-style-name="P28" draw:layer="layout" svg:width="4.565cm" svg:height="1.303cm" svg:x="5.774cm" svg:y="3.522cm">
          <text:p text:style-name="P21"><text:span text:style-name="T15">T</text:span><text:span text:style-name="T15">o</text:span><text:span text:style-name="T15">k</text:span><text:span text:style-name="T15">e</text:span><text:span text:style-name="T15">n</text:span><text:span text:style-name="T15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5" draw:style-name="gr117" draw:text-style-name="P28" draw:layer="layout" svg:width="4.565cm" svg:height="1.304cm" svg:x="5.774cm" svg:y="5.446cm">
          <text:p text:style-name="P21"><text:span text:style-name="T15">A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6" draw:style-name="gr118" draw:text-style-name="P28" draw:layer="layout" svg:width="4.565cm" svg:height="1.303cm" svg:x="5.774cm" svg:y="7.371cm">
          <text:p text:style-name="P21"><text:span text:style-name="T15">Julia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7" draw:style-name="gr47" draw:text-style-name="P29" draw:layer="layout" svg:width="0.001cm" svg:height="0.62cm" svg:x="8.058cm" svg:y="2.9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8" draw:style-name="gr47" draw:text-style-name="P29" draw:layer="layout" svg:width="0.001cm" svg:height="0.62cm" svg:x="8.056cm" svg:y="4.8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單箭頭接點 9" draw:style-name="gr47" draw:text-style-name="P29" draw:layer="layout" svg:width="0.001cm" svg:height="0.62cm" svg:x="8.058cm" svg:y="6.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矩形 10" draw:style-name="gr119" draw:text-style-name="P28" draw:layer="layout" svg:width="4.565cm" svg:height="1.303cm" svg:x="5.774cm" svg:y="9.295cm">
          <text:p text:style-name="P21"><text:span text:style-name="T15">Typed Julia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1" draw:style-name="gr120" draw:text-style-name="P28" draw:layer="layout" svg:width="4.565cm" svg:height="1.303cm" svg:x="11.212cm" svg:y="2.605cm">
          <text:p text:style-name="P21"><text:span text:style-name="T15">L</text:span><text:span text:style-name="T15">L</text:span><text:span text:style-name="T15">V</text:span><text:span text:style-name="T15">M </text:span><text:span text:style-name="T15">I</text:span><text:span text:style-name="T15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12" draw:style-name="gr50" draw:text-style-name="P29" draw:layer="layout" svg:width="0.001cm" svg:height="0.627cm" svg:x="8.058cm" svg:y="8.6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13" draw:style-name="gr51" draw:text-style-name="P29" draw:layer="layout" svg:width="0.001cm" svg:height="0.619cm" svg:x="13.495cm" svg:y="1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矩形 14" draw:style-name="gr121" draw:text-style-name="P28" draw:layer="layout" svg:width="4.565cm" svg:height="1.303cm" svg:x="11.212cm" svg:y="4.537cm">
          <text:p text:style-name="P21"><text:span text:style-name="T15">LLVM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5" draw:style-name="gr122" draw:text-style-name="P28" draw:layer="layout" svg:width="4.566cm" svg:height="1.304cm" svg:x="11.698cm" svg:y="6.91cm">
          <text:p text:style-name="P21"><text:span text:style-name="T15">Instruction</text:span><text:span text:style-name="T15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16" draw:style-name="gr50" draw:text-style-name="P29" draw:layer="layout" svg:width="0.001cm" svg:height="0.627cm" svg:x="13.495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17" draw:style-name="gr47" draw:text-style-name="P30" draw:layer="layout" svg:width="0.001cm" svg:height="0.62cm" svg:x="13.981cm" svg:y="6.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字方塊 18" draw:style-name="gr123" draw:text-style-name="P31" draw:layer="layout" svg:width="3.529cm" svg:height="0.885cm" svg:x="8.4cm" svg:y="2.713cm">
          <text:p text:style-name="P25"><text:span text:style-name="T16">lex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9" draw:style-name="gr124" draw:text-style-name="P31" draw:layer="layout" svg:width="3.529cm" svg:height="0.885cm" svg:x="8.4cm" svg:y="4.63cm">
          <text:p text:style-name="P25"><text:span text:style-name="T16">par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0" draw:style-name="gr125" draw:text-style-name="P31" draw:layer="layout" svg:width="3.529cm" svg:height="0.885cm" svg:x="8.4cm" svg:y="6.58cm">
          <text:p text:style-name="P25"><text:span text:style-name="T16">low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1" draw:style-name="gr126" draw:text-style-name="P31" draw:layer="layout" svg:width="4.809cm" svg:height="0.885cm" svg:x="8.4cm" svg:y="8.472cm">
          <text:p text:style-name="P25"><text:span text:style-name="T16">type in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2" draw:style-name="gr127" draw:text-style-name="P31" draw:layer="layout" svg:width="4.81cm" svg:height="0.885cm" svg:x="13.757cm" svg:y="1.783cm">
          <text:p text:style-name="P25"><text:span text:style-name="T16">LL</text:span><text:span text:style-name="T16">V</text:span><text:span text:style-name="T16">M </text:span><text:span text:style-name="T16">c</text:span><text:span text:style-name="T16">o</text:span><text:span text:style-name="T16">d</text:span><text:span text:style-name="T16">e</text:span><text:span text:style-name="T16">g</text:span><text:span text:style-name="T16">e</text:span><text:span text:style-name="T16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3" draw:style-name="gr128" draw:text-style-name="P31" draw:layer="layout" svg:width="4.809cm" svg:height="0.885cm" svg:x="13.754cm" svg:y="3.707cm">
          <text:p text:style-name="P25"><text:span text:style-name="T16">o</text:span><text:span text:style-name="T16">p</text:span><text:span text:style-name="T16">t</text:span><text:span text:style-name="T16">i</text:span><text:span text:style-name="T16">m</text:span><text:span text:style-name="T16">i</text:span><text:span text:style-name="T16">z</text:span><text:span text:style-name="T1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4" draw:style-name="gr129" draw:text-style-name="P31" draw:layer="layout" svg:width="4.809cm" svg:height="0.885cm" svg:x="14.243cm" svg:y="6.095cm">
          <text:p text:style-name="P25"><text:span text:style-name="T16">n</text:span><text:span text:style-name="T16">a</text:span><text:span text:style-name="T16">t</text:span><text:span text:style-name="T16">i</text:span><text:span text:style-name="T16">v</text:span><text:span text:style-name="T16">e</text:span><text:span text:style-name="T16"> </text:span><text:span text:style-name="T16">c</text:span><text:span text:style-name="T16">o</text:span><text:span text:style-name="T16">d</text:span><text:span text:style-name="T16">e</text:span><text:span text:style-name="T16">g</text:span><text:span text:style-name="T16">e</text:span><text:span text:style-name="T16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5" draw:style-name="gr130" draw:text-style-name="P28" draw:layer="layout" svg:width="4.566cm" svg:height="1.304cm" svg:x="11.455cm" svg:y="4.761cm">
          <text:p text:style-name="P21"><text:span text:style-name="T15">LLVM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6" draw:style-name="gr131" draw:text-style-name="P28" draw:layer="layout" svg:width="4.566cm" svg:height="1.303cm" svg:x="11.698cm" svg:y="4.986cm">
          <text:p text:style-name="P21"><text:span text:style-name="T15">LLVM 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57" draw:style-name="gr132" draw:text-style-name="P66" draw:layer="layout" svg:width="4.177cm" svg:height="1.304cm" svg:x="1cm" svg:y="9.292cm">
          <text:p text:style-name="P65"><text:span text:style-name="T36">Precompiled </text:span><text:span text:style-name="T36">modules (.j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57" draw:style-name="gr133" draw:text-style-name="P66" draw:layer="layout" svg:width="4.177cm" svg:height="1.304cm" svg:x="1cm" svg:y="1.592cm">
          <text:p text:style-name="P65"><text:span text:style-name="T36">So</text:span><text:span text:style-name="T36">urc</text:span><text:span text:style-name="T36">e </text:span><text:span text:style-name="T36">co</text:span><text:span text:style-name="T36">de </text:span><text:span text:style-name="T36">(.jl</text:span><text:span text:style-name="T3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57" draw:style-name="gr134" draw:text-style-name="P66" draw:layer="layout" svg:width="4.177cm" svg:height="1.304cm" svg:x="16.9cm" svg:y="6.896cm">
          <text:p text:style-name="P65"><text:span text:style-name="T36">Shared </text:span><text:span text:style-name="T36">library </text:span><text:span text:style-name="T36">(.so/.dll</text:span><text:span text:style-name="T36">/.dyli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5" draw:style-name="gr135" draw:text-style-name="P68" draw:layer="layout" svg:width="9.1cm" svg:height="4.137cm" svg:x="11.1cm" svg:y="17.063cm">
          <text:p text:style-name="P67"><text:span text:style-name="T37">R</text:span><text:span text:style-name="T37">u</text:span><text:span text:style-name="T37">n</text:span><text:span text:style-name="T37">ti</text:span><text:span text:style-name="T37">m</text:span><text:span text:style-name="T37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9" draw:style-name="gr136" draw:text-style-name="P70" draw:layer="layout" svg:width="9.1cm" svg:height="9.068cm" svg:x="1.7cm" svg:y="12.2cm">
          <text:p text:style-name="P69"><text:span text:style-name="T37">Compile </text:span><text:span text:style-name="T37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" draw:style-name="gr137" draw:text-style-name="P72" draw:layer="layout" svg:width="4.845cm" svg:height="1.67cm" svg:x="1.7cm" svg:y="12.2cm">
          <text:p text:style-name="P71"><text:span text:style-name="T38">pre-</text:span><text:span text:style-name="T38">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138" draw:text-style-name="P72" draw:layer="layout" svg:width="4.845cm" svg:height="1.67cm" svg:x="1.7cm" svg:y="14.666cm">
          <text:p text:style-name="P71"><text:span text:style-name="T38">compi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5" draw:style-name="gr139" draw:text-style-name="P72" draw:layer="layout" svg:width="4.845cm" svg:height="1.67cm" svg:x="1.7cm" svg:y="17.132cm">
          <text:p text:style-name="P71"><text:span text:style-name="T38">assemb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6" draw:style-name="gr140" draw:text-style-name="P72" draw:layer="layout" svg:width="4.845cm" svg:height="1.67cm" svg:x="1.7cm" svg:y="19.598cm">
          <text:p text:style-name="P71"><text:span text:style-name="T38">lin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7" draw:style-name="gr141" draw:text-style-name="P72" draw:layer="layout" svg:width="4.845cm" svg:height="1.67cm" svg:x="11.1cm" svg:y="19.529cm">
          <text:p text:style-name="P71"><text:span text:style-name="T38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8" draw:style-name="gr142" draw:text-style-name="P72" draw:layer="layout" svg:width="4.845cm" svg:height="1.671cm" svg:x="11.1cm" svg:y="17.063cm">
          <text:p text:style-name="P71"><text:span text:style-name="T38">lo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10" draw:style-name="gr143" draw:text-style-name="P73" draw:layer="layout" svg:width="0.001cm" svg:height="0.794cm" svg:x="4.122cm" svg:y="13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11" draw:style-name="gr143" draw:text-style-name="P73" draw:layer="layout" svg:width="0.001cm" svg:height="0.794cm" svg:x="4.121cm" svg:y="16.33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單箭頭接點 12" draw:style-name="gr143" draw:text-style-name="P73" draw:layer="layout" svg:width="0.001cm" svg:height="0.794cm" svg:x="4.122cm" svg:y="18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13" draw:style-name="gr144" draw:text-style-name="P73" draw:layer="layout" svg:width="0.001cm" svg:height="0.794cm" svg:x="13.498cm" svg:y="16.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單箭頭接點 14" draw:style-name="gr143" draw:text-style-name="P73" draw:layer="layout" svg:width="0.001cm" svg:height="0.794cm" svg:x="13.521cm" svg:y="18.734cm">
          <text:p/>
          <draw:enhanced-geometry draw:mirror-horizontal="true" draw:mirror-vertical="false" svg:viewBox="0 0 21600 21600" draw:type="mso-spt32" draw:enhanced-path="M 0 0 L 21600 21600 N"/>
        </draw:custom-shape>
      </draw:page>
      <draw:page draw:name="page5" draw:style-name="dp1" draw:master-page-name="預設">
        <draw:custom-shape draw:name="矩形 9" draw:style-name="gr145" draw:text-style-name="P75" draw:layer="layout" svg:width="8.861cm" svg:height="9.1cm" svg:x="13.239cm" svg:y="1.1cm">
          <text:p text:style-name="P74"><text:span text:style-name="T39">Compile </text:span><text:span text:style-name="T39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" draw:style-name="gr146" draw:text-style-name="P76" draw:layer="layout" svg:width="4.718cm" svg:height="1.676cm" svg:x="13.239cm" svg:y="1.1cm">
          <text:p text:style-name="P21"><text:span text:style-name="T40">pre-</text:span><text:span text:style-name="T40">process</text:span><text:span text:style-name="T40">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147" draw:text-style-name="P76" draw:layer="layout" svg:width="4.718cm" svg:height="1.676cm" svg:x="13.239cm" svg:y="3.575cm">
          <text:p text:style-name="P21"><text:span text:style-name="T40">c</text:span><text:span text:style-name="T40">o</text:span><text:span text:style-name="T40">m</text:span><text:span text:style-name="T40">p</text:span><text:span text:style-name="T40">il</text:span><text:span text:style-name="T40">e</text:span><text:span text:style-name="T40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5" draw:style-name="gr148" draw:text-style-name="P76" draw:layer="layout" svg:width="4.718cm" svg:height="1.676cm" svg:x="13.239cm" svg:y="6.05cm">
          <text:p text:style-name="P21"><text:span text:style-name="T40">a</text:span><text:span text:style-name="T40">s</text:span><text:span text:style-name="T40">s</text:span><text:span text:style-name="T40">e</text:span><text:span text:style-name="T40">m</text:span><text:span text:style-name="T40">b</text:span><text:span text:style-name="T40">l</text:span><text:span text:style-name="T40">e</text:span><text:span text:style-name="T40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6" draw:style-name="gr149" draw:text-style-name="P76" draw:layer="layout" svg:width="4.718cm" svg:height="1.676cm" svg:x="13.239cm" svg:y="8.524cm">
          <text:p text:style-name="P21"><text:span text:style-name="T40">lin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10" draw:style-name="gr150" draw:text-style-name="P77" draw:layer="layout" svg:width="0.001cm" svg:height="0.796cm" svg:x="15.598cm" svg:y="2.778cm">
          <text:p><text:span text:style-name="T1"/></text:p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11" draw:style-name="gr151" draw:text-style-name="P77" draw:layer="layout" svg:width="0.001cm" svg:height="0.797cm" svg:x="15.596cm" svg:y="5.252cm">
          <text:p><text:span text:style-name="T1"/></text:p>
          <draw:enhanced-geometry draw:mirror-horizontal="true" draw:mirror-vertical="false" svg:viewBox="0 0 21600 21600" draw:type="mso-spt32" draw:enhanced-path="M 0 0 L 21600 21600 N"/>
        </draw:custom-shape>
        <draw:custom-shape draw:name="直線單箭頭接點 12" draw:style-name="gr151" draw:text-style-name="P77" draw:layer="layout" svg:width="0.001cm" svg:height="0.797cm" svg:x="15.598cm" svg:y="7.726cm">
          <text:p><text:span text:style-name="T1"/></text:p>
          <draw:enhanced-geometry draw:mirror-horizontal="false" draw:mirror-vertical="false" svg:viewBox="0 0 21600 21600" draw:type="mso-spt32" draw:enhanced-path="M 0 0 L 21600 21600 N"/>
        </draw:custom-shape>
        <draw:custom-shape draw:name="矩形 16" draw:style-name="gr152" draw:text-style-name="P78" draw:layer="layout" svg:width="13.246cm" svg:height="1.676cm" svg:x="-0.009cm" svg:y="1.1cm">
          <text:p text:style-name="P21"><text:span text:style-name="T41">Macro </text:span><text:span text:style-name="T41">processing, </text:span><text:span text:style-name="T41">augmentatio</text:span><text:span text:style-name="T41">n,</text:span></text:p>
          <text:p text:style-name="P21"><text:span text:style-name="T41">file inclusion, </text:span><text:span text:style-name="T41">language </text:span><text:span text:style-name="T41">exten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7" draw:style-name="gr153" draw:text-style-name="P78" draw:layer="layout" svg:width="13.246cm" svg:height="1.676cm" svg:x="-0.009cm" svg:y="3.566cm">
          <text:p text:style-name="P21"><text:span text:style-name="T41">Generate </text:span><text:span text:style-name="T41">target </text:span><text:span text:style-name="T41">assembly </text:span><text:span text:style-name="T41">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8" draw:style-name="gr154" draw:text-style-name="P78" draw:layer="layout" svg:width="13.246cm" svg:height="1.676cm" svg:x="-0.009cm" svg:y="6.041cm">
          <text:p text:style-name="P21"><text:span text:style-name="T41">G</text:span><text:span text:style-name="T41">e</text:span><text:span text:style-name="T41">n</text:span><text:span text:style-name="T41">e</text:span><text:span text:style-name="T41">r</text:span><text:span text:style-name="T41">a</text:span><text:span text:style-name="T41">t</text:span><text:span text:style-name="T41">e </text:span><text:span text:style-name="T41">r</text:span><text:span text:style-name="T41">e</text:span><text:span text:style-name="T41">l</text:span><text:span text:style-name="T41">o</text:span><text:span text:style-name="T41">c</text:span><text:span text:style-name="T41">a</text:span><text:span text:style-name="T41">t</text:span><text:span text:style-name="T41">a</text:span><text:span text:style-name="T41">b</text:span><text:span text:style-name="T41">l</text:span><text:span text:style-name="T41">e </text:span><text:span text:style-name="T41">m</text:span><text:span text:style-name="T41">a</text:span><text:span text:style-name="T41">c</text:span><text:span text:style-name="T41">h</text:span><text:span text:style-name="T41">i</text:span><text:span text:style-name="T41">n</text:span><text:span text:style-name="T41">e </text:span><text:span text:style-name="T41">c</text:span><text:span text:style-name="T41">o</text:span><text:span text:style-name="T41">d</text:span><text:span text:style-name="T41">e</text:span></text:p>
          <text:p text:style-name="P21"><text:span text:style-name="T41">(</text:span><text:span text:style-name="T41">o</text:span><text:span text:style-name="T41">b</text:span><text:span text:style-name="T41">j</text:span><text:span text:style-name="T41">e</text:span><text:span text:style-name="T41">c</text:span><text:span text:style-name="T41">t </text:span><text:span text:style-name="T41">fi</text:span><text:span text:style-name="T41">l</text:span><text:span text:style-name="T41">e</text:span><text:span text:style-name="T4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9" draw:style-name="gr155" draw:text-style-name="P78" draw:layer="layout" svg:width="13.246cm" svg:height="1.676cm" svg:x="-0.009cm" svg:y="8.515cm">
          <text:p text:style-name="P21"><text:span text:style-name="T41">L</text:span><text:span text:style-name="T41">i</text:span><text:span text:style-name="T41">n</text:span><text:span text:style-name="T41">k</text:span><text:span text:style-name="T41">s </text:span><text:span text:style-name="T41">o</text:span><text:span text:style-name="T41">b</text:span><text:span text:style-name="T41">j</text:span><text:span text:style-name="T41">e</text:span><text:span text:style-name="T41">c</text:span><text:span text:style-name="T41">t </text:span><text:span text:style-name="T41">fi</text:span><text:span text:style-name="T41">l</text:span><text:span text:style-name="T41">e</text:span><text:span text:style-name="T41">s </text:span><text:span text:style-name="T41">a</text:span><text:span text:style-name="T41">n</text:span><text:span text:style-name="T41">d </text:span><text:span text:style-name="T41">g</text:span><text:span text:style-name="T41">e</text:span><text:span text:style-name="T41">n</text:span><text:span text:style-name="T41">e</text:span><text:span text:style-name="T41">r</text:span><text:span text:style-name="T41">a</text:span><text:span text:style-name="T41">t</text:span><text:span text:style-name="T41">e</text:span></text:p>
          <text:p text:style-name="P21"><text:span text:style-name="T41">e</text:span><text:span text:style-name="T41">x</text:span><text:span text:style-name="T41">e</text:span><text:span text:style-name="T41">c</text:span><text:span text:style-name="T41">u</text:span><text:span text:style-name="T41">t</text:span><text:span text:style-name="T41">a</text:span><text:span text:style-name="T41">b</text:span><text:span text:style-name="T41">l</text:span><text:span text:style-name="T41">e </text:span><text:span text:style-name="T41">m</text:span><text:span text:style-name="T41">a</text:span><text:span text:style-name="T41">c</text:span><text:span text:style-name="T41">h</text:span><text:span text:style-name="T41">i</text:span><text:span text:style-name="T41">n</text:span><text:span text:style-name="T41">e </text:span><text:span text:style-name="T41">c</text:span><text:span text:style-name="T41">o</text:span><text:span text:style-name="T41">d</text:span><text:span text:style-name="T41">e </text:span><text:span text:style-name="T41">(</text:span><text:span text:style-name="T41">b</text:span><text:span text:style-name="T41">i</text:span><text:span text:style-name="T41">n</text:span><text:span text:style-name="T41">a</text:span><text:span text:style-name="T41">r</text:span><text:span text:style-name="T41">y </text:span><text:span text:style-name="T41">fi</text:span><text:span text:style-name="T41">l</text:span><text:span text:style-name="T41">e</text:span><text:span text:style-name="T4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5" draw:style-name="gr156" draw:text-style-name="P79" draw:layer="layout" svg:width="8.821cm" svg:height="4cm" svg:x="13.179cm" svg:y="12.3cm">
          <text:p text:style-name="P74"><text:span text:style-name="T39">R</text:span><text:span text:style-name="T39">u</text:span><text:span text:style-name="T39">n</text:span><text:span text:style-name="T39">t</text:span><text:span text:style-name="T39">i</text:span><text:span text:style-name="T39">m</text:span><text:span text:style-name="T39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7" draw:style-name="gr157" draw:text-style-name="P76" draw:layer="layout" svg:width="4.696cm" svg:height="1.615cm" svg:x="13.179cm" svg:y="14.684cm">
          <text:p text:style-name="P21"><text:span text:style-name="T40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8" draw:style-name="gr158" draw:text-style-name="P76" draw:layer="layout" svg:width="4.696cm" svg:height="1.615cm" svg:x="13.179cm" svg:y="12.3cm">
          <text:p text:style-name="P21"><text:span text:style-name="T40">lo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14" draw:style-name="gr159" draw:text-style-name="P77" draw:layer="layout" svg:width="0.001cm" svg:height="0.767cm" svg:x="15.525cm" svg:y="13.917cm">
          <text:p><text:span text:style-name="T1"/></text:p>
          <draw:enhanced-geometry draw:mirror-horizontal="true" draw:mirror-vertical="false" svg:viewBox="0 0 21600 21600" draw:type="mso-spt32" draw:enhanced-path="M 0 0 L 21600 21600 N"/>
        </draw:custom-shape>
        <draw:custom-shape draw:name="矩形 16" draw:style-name="gr160" draw:text-style-name="P78" draw:layer="layout" svg:width="13.186cm" svg:height="1.615cm" svg:x="-0.009cm" svg:y="12.3cm">
          <text:p text:style-name="P21"><text:span text:style-name="T41">Loader (part </text:span><text:span text:style-name="T41">of OS) loads</text:span></text:p>
          <text:p text:style-name="P21"><text:span text:style-name="T41">programs </text:span><text:span text:style-name="T41">and 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7" draw:style-name="gr161" draw:text-style-name="P78" draw:layer="layout" svg:width="13.186cm" svg:height="1.615cm" svg:x="-0.009cm" svg:y="14.676cm">
          <text:p text:style-name="P21"><text:span text:style-name="T41">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7" draw:style-name="gr162" draw:text-style-name="P80" draw:layer="layout" svg:width="11.615cm" svg:height="8.802cm" svg:x="0.034cm" svg:y="17.1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" draw:style-name="gr163" draw:text-style-name="P82" draw:layer="layout" svg:width="8.605cm" svg:height="8.802cm" svg:x="12.985cm" svg:y="17.1cm">
          <text:p text:style-name="P81"><text:span text:style-name="T42">C</text:span><text:span text:style-name="T42">o</text:span><text:span text:style-name="T42">m</text:span><text:span text:style-name="T42">p</text:span><text:span text:style-name="T42">il</text:span><text:span text:style-name="T42">e </text:span><text:span text:style-name="T42">t</text:span><text:span text:style-name="T42">i</text:span><text:span text:style-name="T42">m</text:span><text:span text:style-name="T42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164" draw:text-style-name="P83" draw:layer="layout" svg:width="4.581cm" svg:height="1.621cm" svg:x="12.985cm" svg:y="17.1cm">
          <text:p text:style-name="P21"><text:span text:style-name="T43">p</text:span><text:span text:style-name="T43">r</text:span><text:span text:style-name="T43">e</text:span><text:span text:style-name="T43">-</text:span><text:span text:style-name="T43">p</text:span><text:span text:style-name="T43">r</text:span><text:span text:style-name="T43">o</text:span><text:span text:style-name="T43">c</text:span><text:span text:style-name="T43">e</text:span><text:span text:style-name="T43">s</text:span><text:span text:style-name="T43">s</text:span><text:span text:style-name="T43">e</text:span><text:span text:style-name="T43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5" draw:style-name="gr165" draw:text-style-name="P84" draw:layer="layout" svg:width="4.581cm" svg:height="1.621cm" svg:x="12.985cm" svg:y="19.494cm">
          <text:p text:style-name="P21"><text:span text:style-name="T44">c</text:span><text:span text:style-name="T44">o</text:span><text:span text:style-name="T44">m</text:span><text:span text:style-name="T44">p</text:span><text:span text:style-name="T44">il</text:span><text:span text:style-name="T44">e</text:span><text:span text:style-name="T44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6" draw:style-name="gr166" draw:text-style-name="P83" draw:layer="layout" svg:width="4.581cm" svg:height="1.621cm" svg:x="12.985cm" svg:y="21.888cm">
          <text:p text:style-name="P21"><text:span text:style-name="T43">a</text:span><text:span text:style-name="T43">s</text:span><text:span text:style-name="T43">s</text:span><text:span text:style-name="T43">e</text:span><text:span text:style-name="T43">m</text:span><text:span text:style-name="T43">b</text:span><text:span text:style-name="T43">l</text:span><text:span text:style-name="T43">e</text:span><text:span text:style-name="T43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7" draw:style-name="gr167" draw:text-style-name="P83" draw:layer="layout" svg:width="4.581cm" svg:height="1.621cm" svg:x="12.985cm" svg:y="24.281cm">
          <text:p text:style-name="P21"><text:span text:style-name="T43">li</text:span><text:span text:style-name="T43">n</text:span><text:span text:style-name="T43">k</text:span><text:span text:style-name="T43">e</text:span><text:span text:style-name="T43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8" draw:style-name="gr168" draw:text-style-name="P61" draw:layer="layout" svg:width="0.001cm" svg:height="0.77cm" svg:x="15.276cm" svg:y="18.723cm">
          <text:p><text:span text:style-name="T4"/></text:p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9" draw:style-name="gr169" draw:text-style-name="P61" draw:layer="layout" svg:width="0.001cm" svg:height="0.771cm" svg:x="15.274cm" svg:y="21.116cm">
          <text:p><text:span text:style-name="T4"/></text:p>
          <draw:enhanced-geometry draw:mirror-horizontal="true" draw:mirror-vertical="false" svg:viewBox="0 0 21600 21600" draw:type="mso-spt32" draw:enhanced-path="M 0 0 L 21600 21600 N"/>
        </draw:custom-shape>
        <draw:custom-shape draw:name="直線單箭頭接點 10" draw:style-name="gr169" draw:text-style-name="P61" draw:layer="layout" svg:width="0.001cm" svg:height="0.771cm" svg:x="15.276cm" svg:y="23.509cm">
          <text:p><text:span text:style-name="T4"/></text:p>
          <draw:enhanced-geometry draw:mirror-horizontal="false" draw:mirror-vertical="false" svg:viewBox="0 0 21600 21600" draw:type="mso-spt32" draw:enhanced-path="M 0 0 L 21600 21600 N"/>
        </draw:custom-shape>
        <draw:custom-shape draw:name="矩形 11" draw:style-name="gr170" draw:text-style-name="P55" draw:layer="layout" svg:width="5.241cm" svg:height="1.621cm" svg:x="0.456cm" svg:y="17.919cm">
          <text:p text:style-name="P21"><text:span text:style-name="T44">L</text:span><text:span text:style-name="T44">e</text:span><text:span text:style-name="T44">x</text:span><text:span text:style-name="T44">i</text:span><text:span text:style-name="T44">c</text:span><text:span text:style-name="T44">a</text:span><text:span text:style-name="T44">l </text:span><text:span text:style-name="T44">a</text:span><text:span text:style-name="T44">n</text:span><text:span text:style-name="T44">a</text:span><text:span text:style-name="T44">l</text:span><text:span text:style-name="T44">y</text:span><text:span text:style-name="T44">s</text:span><text:span text:style-name="T44">i</text:span><text:span text:style-name="T44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2" draw:style-name="gr171" draw:text-style-name="P55" draw:layer="layout" svg:width="5.241cm" svg:height="1.621cm" svg:x="0.456cm" svg:y="20.313cm">
          <text:p text:style-name="P21"><text:span text:style-name="T44">Syntax </text:span><text:span text:style-name="T44">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3" draw:style-name="gr172" draw:text-style-name="P55" draw:layer="layout" svg:width="5.241cm" svg:height="1.621cm" svg:x="0.456cm" svg:y="22.706cm">
          <text:p text:style-name="P21"><text:span text:style-name="T44">Semantic </text:span><text:span text:style-name="T44">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4" draw:style-name="gr173" draw:text-style-name="P55" draw:layer="layout" svg:width="5.242cm" svg:height="1.621cm" svg:x="6.088cm" svg:y="18.991cm">
          <text:p text:style-name="P21"><text:span text:style-name="T45">Intermediate code gene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15" draw:style-name="gr169" draw:text-style-name="P61" draw:layer="layout" svg:width="0.001cm" svg:height="0.771cm" svg:x="3.078cm" svg:y="19.541cm">
          <text:p><text:span text:style-name="T4"/></text:p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16" draw:style-name="gr169" draw:text-style-name="P61" draw:layer="layout" svg:width="0.001cm" svg:height="0.771cm" svg:x="3.076cm" svg:y="21.934cm">
          <text:p><text:span text:style-name="T4"/></text:p>
          <draw:enhanced-geometry draw:mirror-horizontal="true" draw:mirror-vertical="false" svg:viewBox="0 0 21600 21600" draw:type="mso-spt32" draw:enhanced-path="M 0 0 L 21600 21600 N"/>
        </draw:custom-shape>
        <draw:custom-shape draw:name="直線單箭頭接點 17" draw:style-name="gr169" draw:text-style-name="P61" draw:layer="layout" svg:width="0.001cm" svg:height="0.771cm" svg:x="8.709cm" svg:y="18.22cm">
          <text:p><text:span text:style-name="T4"/></text:p>
          <draw:enhanced-geometry draw:mirror-horizontal="false" draw:mirror-vertical="false" svg:viewBox="0 0 21600 21600" draw:type="mso-spt32" draw:enhanced-path="M 0 0 L 21600 21600 N"/>
        </draw:custom-shape>
        <draw:custom-shape draw:name="梯形 18" draw:style-name="gr174" draw:text-style-name="P85" draw:layer="layout" svg:width="8.802cm" svg:height="1.394cm" draw:transform="rotate (-1.5707963267949) translate (13.015cm 17.1cm)">
          <text:p/>
          <draw:enhanced-geometry draw:mirror-horizontal="false" draw:mirror-vertical="false" drawooo:sub-view-size="3972201 629475" draw:text-areas="0 0 ?f60 ?f61" svg:viewBox="0 0 0 0" draw:type="ooxml-non-primitive" draw:enhanced-path="M 0 629475 C 364334 419650 556390 183320 1093002 0 L 1779272 0 C 2603013 143564 3241225 419650 3972201 629475 L 0 629475 Z N">
            <draw:equation draw:name="f0" draw:formula="0*logwidth/3972201"/>
            <draw:equation draw:name="f1" draw:formula="616222*logheight/616222"/>
            <draw:equation draw:name="f2" draw:formula="1132758*logwidth/3972201"/>
            <draw:equation draw:name="f3" draw:formula="0*logheight/616222"/>
            <draw:equation draw:name="f4" draw:formula="2839443*logwidth/3972201"/>
            <draw:equation draw:name="f5" draw:formula="0*logheight/616222"/>
            <draw:equation draw:name="f6" draw:formula="3972201*logwidth/3972201"/>
            <draw:equation draw:name="f7" draw:formula="616222*logheight/616222"/>
            <draw:equation draw:name="f8" draw:formula="0*logwidth/3972201"/>
            <draw:equation draw:name="f9" draw:formula="616222*logheight/616222"/>
            <draw:equation draw:name="f10" draw:formula="0*logwidth/3972201"/>
            <draw:equation draw:name="f11" draw:formula="629475*logheight/629475"/>
            <draw:equation draw:name="f12" draw:formula="1132758*logwidth/3972201"/>
            <draw:equation draw:name="f13" draw:formula="13253*logheight/629475"/>
            <draw:equation draw:name="f14" draw:formula="1779272*logwidth/3972201"/>
            <draw:equation draw:name="f15" draw:formula="0*logheight/629475"/>
            <draw:equation draw:name="f16" draw:formula="3972201*logwidth/3972201"/>
            <draw:equation draw:name="f17" draw:formula="629475*logheight/629475"/>
            <draw:equation draw:name="f18" draw:formula="0*logwidth/3972201"/>
            <draw:equation draw:name="f19" draw:formula="629475*logheight/629475"/>
            <draw:equation draw:name="f20" draw:formula="0*logwidth/3972201"/>
            <draw:equation draw:name="f21" draw:formula="629475*logheight/629475"/>
            <draw:equation draw:name="f22" draw:formula="1106254*logwidth/3972201"/>
            <draw:equation draw:name="f23" draw:formula="13253*logheight/629475"/>
            <draw:equation draw:name="f24" draw:formula="1779272*logwidth/3972201"/>
            <draw:equation draw:name="f25" draw:formula="0*logheight/629475"/>
            <draw:equation draw:name="f26" draw:formula="3972201*logwidth/3972201"/>
            <draw:equation draw:name="f27" draw:formula="629475*logheight/629475"/>
            <draw:equation draw:name="f28" draw:formula="0*logwidth/3972201"/>
            <draw:equation draw:name="f29" draw:formula="629475*logheight/629475"/>
            <draw:equation draw:name="f30" draw:formula="0*logwidth/3972201"/>
            <draw:equation draw:name="f31" draw:formula="629475*logheight/629475"/>
            <draw:equation draw:name="f32" draw:formula="1093002*logwidth/3972201"/>
            <draw:equation draw:name="f33" draw:formula="0*logheight/629475"/>
            <draw:equation draw:name="f34" draw:formula="1779272*logwidth/3972201"/>
            <draw:equation draw:name="f35" draw:formula="0*logheight/629475"/>
            <draw:equation draw:name="f36" draw:formula="3972201*logwidth/3972201"/>
            <draw:equation draw:name="f37" draw:formula="629475*logheight/629475"/>
            <draw:equation draw:name="f38" draw:formula="0*logwidth/3972201"/>
            <draw:equation draw:name="f39" draw:formula="629475*logheight/629475"/>
            <draw:equation draw:name="f40" draw:formula="0*logwidth/3972201"/>
            <draw:equation draw:name="f41" draw:formula="629475*logheight/629475"/>
            <draw:equation draw:name="f42" draw:formula="1093002*logwidth/3972201"/>
            <draw:equation draw:name="f43" draw:formula="0*logheight/629475"/>
            <draw:equation draw:name="f44" draw:formula="1779272*logwidth/3972201"/>
            <draw:equation draw:name="f45" draw:formula="0*logheight/629475"/>
            <draw:equation draw:name="f46" draw:formula="3972201*logwidth/3972201"/>
            <draw:equation draw:name="f47" draw:formula="629475*logheight/629475"/>
            <draw:equation draw:name="f48" draw:formula="0*logwidth/3972201"/>
            <draw:equation draw:name="f49" draw:formula="629475*logheight/629475"/>
            <draw:equation draw:name="f50" draw:formula="0*logwidth/3972201"/>
            <draw:equation draw:name="f51" draw:formula="629475*logheight/629475"/>
            <draw:equation draw:name="f52" draw:formula="1093002*logwidth/3972201"/>
            <draw:equation draw:name="f53" draw:formula="0*logheight/629475"/>
            <draw:equation draw:name="f54" draw:formula="1779272*logwidth/3972201"/>
            <draw:equation draw:name="f55" draw:formula="0*logheight/629475"/>
            <draw:equation draw:name="f56" draw:formula="3972201*logwidth/3972201"/>
            <draw:equation draw:name="f57" draw:formula="629475*logheight/629475"/>
            <draw:equation draw:name="f58" draw:formula="0*logwidth/3972201"/>
            <draw:equation draw:name="f59" draw:formula="629475*logheight/629475"/>
            <draw:equation draw:name="f60" draw:formula="logwidth"/>
            <draw:equation draw:name="f61" draw:formula="logheight"/>
          </draw:enhanced-geometry>
        </draw:custom-shape>
        <draw:custom-shape draw:name="矩形 22" draw:style-name="gr175" draw:text-style-name="P55" draw:layer="layout" svg:width="5.242cm" svg:height="1.621cm" svg:x="6.088cm" svg:y="21.394cm">
          <text:p text:style-name="P21"><text:span text:style-name="T44">O</text:span><text:span text:style-name="T44">p</text:span><text:span text:style-name="T44">ti</text:span><text:span text:style-name="T44">m</text:span><text:span text:style-name="T44">i</text:span><text:span text:style-name="T44">z</text:span><text:span text:style-name="T44">a</text:span><text:span text:style-name="T44">ti</text:span><text:span text:style-name="T44">o</text:span><text:span text:style-name="T44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3" draw:style-name="gr176" draw:text-style-name="P55" draw:layer="layout" svg:width="5.242cm" svg:height="1.621cm" svg:x="6.088cm" svg:y="23.788cm">
          <text:p text:style-name="P21"><text:span text:style-name="T44">Code </text:span><text:span text:style-name="T44">gene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單箭頭接點 24" draw:style-name="gr177" draw:text-style-name="P61" draw:layer="layout" svg:width="0.001cm" svg:height="0.779cm" svg:x="8.709cm" svg:y="20.614cm">
          <text:p><text:span text:style-name="T4"/></text:p>
          <draw:enhanced-geometry draw:mirror-horizontal="false" draw:mirror-vertical="false" svg:viewBox="0 0 21600 21600" draw:type="mso-spt32" draw:enhanced-path="M 0 0 L 21600 21600 N"/>
        </draw:custom-shape>
        <draw:custom-shape draw:name="直線單箭頭接點 25" draw:style-name="gr169" draw:text-style-name="P61" draw:layer="layout" svg:width="0.001cm" svg:height="0.771cm" svg:x="8.709cm" svg:y="23.017cm">
          <text:p><text:span text:style-name="T4"/></text:p>
          <draw:enhanced-geometry draw:mirror-horizontal="false" draw:mirror-vertical="false" svg:viewBox="0 0 21600 21600" draw:type="mso-spt32" draw:enhanced-path="M 0 0 L 21600 21600 N"/>
        </draw:custom-shape>
      </draw:page>
      <draw:page draw:name="page6" draw:style-name="dp1" draw:master-page-name="預設">
        <draw:custom-shape draw:name="CustomShape 2" draw:style-name="gr178" draw:text-style-name="P87" draw:layer="layout" svg:width="9.686cm" svg:height="5.699cm" svg:x="11.714cm" svg:y="2.101cm">
          <text:p text:style-name="P86"><text:span text:style-name="T46">function </text:span><text:span text:style-name="T46">double(obj::Foo, x)</text:span></text:p>
          <text:p text:style-name="P86"><text:span text:style-name="T46"><text:s text:c="4"/></text:span><text:span text:style-name="T46">return 2*x</text:span></text:p>
          <text:p text:style-name="P86"><text:span text:style-name="T46">end</text:span></text:p>
          <text:p text:style-name="P86"><text:span text:style-name="T47"/></text:p>
          <text:p text:style-name="P86"><text:span text:style-name="T46">function </text:span><text:span text:style-name="T46">double(obj::Bar, x)</text:span></text:p>
          <text:p text:style-name="P86"><text:span text:style-name="T46"><text:s text:c="4"/></text:span><text:span text:style-name="T46">return </text:span><text:span text:style-name="T46">string(x)*2</text:span></text:p>
          <text:p text:style-name="P86"><text:span text:style-name="T46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9" draw:text-style-name="P89" draw:layer="layout" svg:width="3.097cm" svg:height="2.983cm" svg:x="7.625cm" svg:y="0.7cm">
          <text:p text:style-name="P88"><text:span text:style-name="T48">dou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0" draw:text-style-name="P90" draw:layer="layout" svg:width="3.097cm" svg:height="2.983cm" svg:x="7.625cm" svg:y="5.817cm">
          <text:p text:style-name="P88"><text:span text:style-name="T48">dou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1" draw:text-style-name="P32" draw:layer="layout" svg:width="5.175cm" svg:height="1.498cm" svg:x="2.446cm" svg:y="2.1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82" draw:text-style-name="P92" draw:layer="layout" svg:width="3.097cm" svg:height="2.982cm" svg:x="-0.2cm" svg:y="3.259cm">
          <text:p text:style-name="P91"><text:span text:style-name="T49">arg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83" draw:text-style-name="P32" draw:layer="layout" svg:width="5.175cm" svg:height="1.5cm" svg:x="2.446cm" svg:y="5.80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84" draw:text-style-name="P87" draw:layer="layout" svg:width="6.324cm" svg:height="0.863cm" svg:x="0.373cm" svg:y="1.754cm">
          <text:p text:style-name="P86"><text:span text:style-name="T46">(obj::Foo, </text:span><text:span text:style-name="T46">x::An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5" draw:text-style-name="P87" draw:layer="layout" svg:width="6.324cm" svg:height="0.863cm" svg:x="0.373cm" svg:y="6.873cm">
          <text:p text:style-name="P86"><text:span text:style-name="T46">(obj::Bar, </text:span><text:span text:style-name="T46">x::An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Noto Mono" svg:font-family="'Noto Mono'"/>
    <style:font-face style:name="Noto Sans CJK TC Regular1" svg:font-family="'Noto Sans CJK TC Regular'"/>
    <style:font-face style:name="Noto Sans CJK TC Thin" svg:font-family="'Noto Sans CJK TC Thin'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Noto Sans Mono" svg:font-family="'Noto Sans Mono'" style:font-family-generic="swiss" style:font-pitch="fixed"/>
    <style:font-face style:name="Actor" svg:font-family="Actor" style:font-pitch="variable"/>
    <style:font-face style:name="Arizonia" svg:font-family="Arizonia" style:font-pitch="variable"/>
    <style:font-face style:name="Carter One" svg:font-family="'Carter One'" style:font-pitch="variable"/>
    <style:font-face style:name="Clicker Script" svg:font-family="'Clicker Script'" style:font-pitch="variable"/>
    <style:font-face style:name="Convergence" svg:font-family="Convergen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gency FB" svg:font-family="'Agency FB'" style:font-family-generic="swiss" style:font-pitch="variable"/>
    <style:font-face style:name="Arial Rounded MT Bold" svg:font-family="'Arial Rounded MT Bold'" style:font-family-generic="swiss" style:font-pitch="variable"/>
    <style:font-face style:name="Noto Sans1" svg:font-family="'Noto Sans'" style:font-family-generic="swiss" style:font-pitch="variable"/>
    <style:font-face style:name="Noto Sans CJK TC1" svg:font-family="'Noto Sans CJK TC'" style:font-family-generic="swiss" style:font-pitch="variable"/>
    <style:font-face style:name="Noto Sans CJK TC Regular" svg:font-family="'Noto Sans CJK TC Regular'" style:font-family-generic="swiss" style:font-pitch="variable"/>
    <style:font-face style:name="Noto Sans2" svg:font-family="'Noto Sans'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  <style:font-face style:name="Noto Sans CJK TC Regular2" svg:font-family="'Noto Sans CJK TC Regular'" style:font-family-generic="modern" style:font-pitch="fixed"/>
  </office:font-face-decls>
  <office:styles>
    <draw:gradient draw:name="Gradient_20_1" draw:display-name="Gradient 1" draw:style="linear" draw:start-color="#9dc3e6" draw:end-color="#fff2cc" draw:start-intensity="100%" draw:end-intensity="100%" draw:angle="2700" draw:border="0%"/>
    <draw:gradient draw:name="Gradient_20_2" draw:display-name="Gradient 2" draw:style="linear" draw:start-color="#b4c7dc" draw:end-color="#ffffff" draw:start-intensity="100%" draw:end-intensity="100%" draw:angle="900" draw:border="0%"/>
    <draw:gradient draw:name="gradient" draw:style="linear" draw:start-color="#ffffff" draw:end-color="#ffe994" draw:start-intensity="100%" draw:end-intensity="100%" draw:angle="900" draw:border="0%"/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3T10:02:30.916563432</meta:creation-date>
    <dc:date>2019-08-16T00:59:57.514747383</dc:date>
    <meta:editing-duration>PT9H36M30S</meta:editing-duration>
    <meta:editing-cycles>6</meta:editing-cycles>
    <meta:generator>LibreOffice/6.2.5.2$Linux_X86_64 LibreOffice_project/20$Build-2</meta:generator>
    <meta:document-statistic meta:object-count="265"/>
  </office:meta>
</office:document-meta>
</file>